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Source Han Sans CN Normal" svg:font-family="'Source Han Sans CN Norm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erif" fo:font-size="12pt" fo:font-weight="normal" officeooo:rsid="004b6102" officeooo:paragraph-rsid="002a3bc2" style:font-size-asian="10.5pt" style:font-weight-asian="normal" style:font-name-complex="Times New Roman" style:font-size-complex="12pt" style:font-weight-complex="normal"/>
    </style:style>
    <style:style style:name="P2" style:family="paragraph" style:parent-style-name="Standard">
      <style:paragraph-properties fo:line-height="150%" fo:text-align="justify" style:justify-single-word="false"/>
      <style:text-properties style:font-name="Liberation Serif" fo:font-size="12pt" fo:font-weight="normal" officeooo:rsid="002bc60f" officeooo:paragraph-rsid="002bc60f" style:font-size-asian="10.5pt" style:font-weight-asian="normal" style:font-name-complex="Times New Roman" style:font-size-complex="12pt" style:font-weight-complex="normal"/>
    </style:style>
    <style:style style:name="P3" style:family="paragraph" style:parent-style-name="Standard">
      <style:paragraph-properties fo:line-height="150%" fo:text-align="justify" style:justify-single-word="false"/>
      <style:text-properties style:font-name="Liberation Serif" fo:font-size="12pt" fo:font-weight="normal" officeooo:rsid="002cf631" officeooo:paragraph-rsid="002cf631" style:font-size-asian="10.5pt" style:font-weight-asian="normal" style:font-name-complex="Times New Roman" style:font-size-complex="12pt" style:font-weight-complex="normal"/>
    </style:style>
    <style:style style:name="P4" style:family="paragraph" style:parent-style-name="Standard">
      <style:paragraph-properties fo:line-height="150%" fo:text-align="justify" style:justify-single-word="false"/>
      <style:text-properties style:font-name="Liberation Serif" fo:font-size="12pt" fo:font-weight="normal" officeooo:rsid="002cf631" officeooo:paragraph-rsid="0032a0c7" style:font-size-asian="10.5pt" style:font-weight-asian="normal" style:font-name-complex="Times New Roman" style:font-size-complex="12pt" style:font-weight-complex="normal"/>
    </style:style>
    <style:style style:name="P5" style:family="paragraph" style:parent-style-name="Standard">
      <style:paragraph-properties fo:line-height="150%" fo:text-align="justify" style:justify-single-word="false"/>
      <style:text-properties style:font-name="Liberation Serif" fo:font-size="12pt" fo:font-weight="normal" officeooo:rsid="0030e720" officeooo:paragraph-rsid="0030e720" style:font-size-asian="10.5pt" style:font-weight-asian="normal" style:font-name-complex="Times New Roman" style:font-size-complex="12pt" style:font-weight-complex="normal"/>
    </style:style>
    <style:style style:name="P6" style:family="paragraph" style:parent-style-name="Standard">
      <style:paragraph-properties fo:line-height="150%" fo:text-align="justify" style:justify-single-word="false"/>
      <style:text-properties style:font-name="Liberation Serif" fo:font-size="12pt" fo:font-weight="normal" officeooo:rsid="003118d8" officeooo:paragraph-rsid="003118d8" style:font-size-asian="10.5pt" style:font-weight-asian="normal" style:font-name-complex="Times New Roman" style:font-size-complex="12pt" style:font-weight-complex="normal"/>
    </style:style>
    <style:style style:name="P7" style:family="paragraph" style:parent-style-name="Standard">
      <style:paragraph-properties fo:line-height="150%" fo:text-align="justify" style:justify-single-word="false"/>
      <style:text-properties style:font-name="Liberation Serif" fo:font-size="12pt" fo:font-weight="normal" officeooo:rsid="0032a0c7" officeooo:paragraph-rsid="0032a0c7" style:font-size-asian="10.5pt" style:font-weight-asian="normal" style:font-name-complex="Times New Roman" style:font-size-complex="12pt" style:font-weight-complex="normal"/>
    </style:style>
    <style:style style:name="P8" style:family="paragraph" style:parent-style-name="Standard">
      <style:paragraph-properties fo:line-height="150%" fo:text-align="justify" style:justify-single-word="false"/>
      <style:text-properties style:font-name="Liberation Serif" fo:font-size="12pt" fo:font-weight="normal" officeooo:rsid="0033cbc9" officeooo:paragraph-rsid="0033cbc9" style:font-size-asian="10.5pt" style:font-weight-asian="normal" style:font-name-complex="Times New Roman" style:font-size-complex="12pt" style:font-weight-complex="normal"/>
    </style:style>
    <style:style style:name="P9" style:family="paragraph" style:parent-style-name="Standard">
      <style:paragraph-properties fo:line-height="150%" fo:text-align="justify" style:justify-single-word="false"/>
      <style:text-properties style:font-name="Liberation Serif" fo:font-size="12pt" fo:font-weight="normal" officeooo:rsid="00342903" officeooo:paragraph-rsid="00342903" style:font-size-asian="10.5pt" style:font-weight-asian="normal" style:font-name-complex="Times New Roman" style:font-size-complex="12pt" style:font-weight-complex="normal"/>
    </style:style>
    <style:style style:name="P10" style:family="paragraph" style:parent-style-name="Standard">
      <style:paragraph-properties fo:line-height="150%" fo:text-align="justify" style:justify-single-word="false"/>
      <style:text-properties style:font-name="Liberation Serif" fo:font-size="12pt" fo:font-weight="normal" officeooo:rsid="00342903" officeooo:paragraph-rsid="003524dd" style:font-size-asian="10.5pt" style:font-weight-asian="normal" style:font-name-complex="Times New Roman" style:font-size-complex="12pt" style:font-weight-complex="normal"/>
    </style:style>
    <style:style style:name="P11" style:family="paragraph" style:parent-style-name="Standard">
      <style:paragraph-properties fo:line-height="150%" fo:text-align="justify" style:justify-single-word="false"/>
      <style:text-properties style:font-name="Liberation Serif" fo:font-size="12pt" fo:font-weight="normal" officeooo:rsid="00342903" officeooo:paragraph-rsid="0037a43a" style:font-size-asian="10.5pt" style:font-weight-asian="normal" style:font-name-complex="Times New Roman" style:font-size-complex="12pt" style:font-weight-complex="normal"/>
    </style:style>
    <style:style style:name="P12" style:family="paragraph" style:parent-style-name="Standard">
      <style:paragraph-properties fo:line-height="150%" fo:text-align="justify" style:justify-single-word="false"/>
      <style:text-properties style:font-name="Liberation Serif" fo:font-size="12pt" fo:font-weight="normal" officeooo:rsid="00342903" officeooo:paragraph-rsid="003e8a4e" style:font-size-asian="10.5pt" style:font-weight-asian="normal" style:font-name-complex="Times New Roman" style:font-size-complex="12pt" style:font-weight-complex="normal"/>
    </style:style>
    <style:style style:name="P13" style:family="paragraph" style:parent-style-name="Standard">
      <style:paragraph-properties fo:line-height="150%" fo:text-align="justify" style:justify-single-word="false"/>
      <style:text-properties style:font-name="Liberation Serif" fo:font-size="12pt" fo:font-weight="normal" officeooo:rsid="00357482" officeooo:paragraph-rsid="00357482" style:font-size-asian="10.5pt" style:font-weight-asian="normal" style:font-name-complex="Times New Roman" style:font-size-complex="12pt" style:font-weight-complex="normal"/>
    </style:style>
    <style:style style:name="P14" style:family="paragraph" style:parent-style-name="Standard">
      <style:paragraph-properties fo:line-height="150%" fo:text-align="justify" style:justify-single-word="false"/>
      <style:text-properties style:font-name="Liberation Serif" fo:font-size="12pt" fo:font-weight="normal" officeooo:rsid="00357482" officeooo:paragraph-rsid="0036c4a7" style:font-size-asian="10.5pt" style:font-weight-asian="normal" style:font-name-complex="Times New Roman" style:font-size-complex="12pt" style:font-weight-complex="normal"/>
    </style:style>
    <style:style style:name="P15" style:family="paragraph" style:parent-style-name="Standard">
      <style:paragraph-properties fo:line-height="150%" fo:text-align="justify" style:justify-single-word="false"/>
      <style:text-properties style:font-name="Liberation Serif" fo:font-size="12pt" fo:font-weight="normal" officeooo:rsid="00357482" officeooo:paragraph-rsid="0037a43a" style:font-size-asian="10.5pt" style:font-weight-asian="normal" style:font-name-complex="Times New Roman" style:font-size-complex="12pt" style:font-weight-complex="normal"/>
    </style:style>
    <style:style style:name="P16" style:family="paragraph" style:parent-style-name="Standard">
      <style:paragraph-properties fo:line-height="150%" fo:text-align="justify" style:justify-single-word="false"/>
      <style:text-properties style:font-name="Liberation Serif" fo:font-size="12pt" fo:font-weight="normal" officeooo:rsid="00357482" officeooo:paragraph-rsid="003e8a4e" style:font-size-asian="10.5pt" style:font-weight-asian="normal" style:font-name-complex="Times New Roman" style:font-size-complex="12pt" style:font-weight-complex="normal"/>
    </style:style>
    <style:style style:name="P17" style:family="paragraph" style:parent-style-name="Standard">
      <style:paragraph-properties fo:line-height="150%" fo:text-align="justify" style:justify-single-word="false"/>
      <style:text-properties style:font-name="Liberation Serif" fo:font-size="12pt" fo:font-weight="normal" officeooo:rsid="0039fd1b" officeooo:paragraph-rsid="0039fd1b" style:font-size-asian="10.5pt" style:font-weight-asian="normal" style:font-name-complex="Times New Roman" style:font-size-complex="12pt" style:font-weight-complex="normal"/>
    </style:style>
    <style:style style:name="P18" style:family="paragraph" style:parent-style-name="Standard">
      <style:paragraph-properties fo:line-height="150%" fo:text-align="justify" style:justify-single-word="false"/>
      <style:text-properties style:font-name="Liberation Serif" fo:font-size="12pt" fo:font-weight="normal" officeooo:rsid="003f074e" officeooo:paragraph-rsid="003f074e" style:font-size-asian="10.5pt" style:font-weight-asian="normal" style:font-name-complex="Times New Roman" style:font-size-complex="12pt" style:font-weight-complex="normal"/>
    </style:style>
    <style:style style:name="P19" style:family="paragraph" style:parent-style-name="Standard">
      <style:paragraph-properties fo:line-height="150%" fo:text-align="justify" style:justify-single-word="false"/>
      <style:text-properties style:font-name="Liberation Serif" fo:font-size="12pt" fo:font-weight="normal" officeooo:rsid="003f074e" officeooo:paragraph-rsid="004bc72d" style:font-size-asian="10.5pt" style:font-weight-asian="normal" style:font-name-complex="Times New Roman" style:font-size-complex="12pt" style:font-weight-complex="normal"/>
    </style:style>
    <style:style style:name="P20" style:family="paragraph" style:parent-style-name="Standard">
      <style:paragraph-properties fo:line-height="150%" fo:text-align="justify" style:justify-single-word="false"/>
      <style:text-properties style:font-name="Liberation Serif" fo:font-size="12pt" fo:font-weight="normal" officeooo:rsid="00405d94" officeooo:paragraph-rsid="00418488" style:font-size-asian="10.5pt" style:font-weight-asian="normal" style:font-name-complex="Times New Roman" style:font-size-complex="12pt" style:font-weight-complex="normal"/>
    </style:style>
    <style:style style:name="P21" style:family="paragraph" style:parent-style-name="Standard">
      <style:paragraph-properties fo:line-height="150%" fo:text-align="justify" style:justify-single-word="false"/>
      <style:text-properties style:font-name="Liberation Serif" fo:font-size="12pt" fo:font-weight="normal" officeooo:rsid="00418488" officeooo:paragraph-rsid="00418488" style:font-size-asian="10.5pt" style:font-weight-asian="normal" style:font-name-complex="Times New Roman" style:font-size-complex="12pt" style:font-weight-complex="normal"/>
    </style:style>
    <style:style style:name="P22" style:family="paragraph" style:parent-style-name="Standard">
      <style:paragraph-properties fo:line-height="150%" fo:text-align="justify" style:justify-single-word="false"/>
      <style:text-properties style:font-name="Liberation Serif" fo:font-size="12pt" fo:font-weight="normal" officeooo:rsid="00467e55" officeooo:paragraph-rsid="00467e55" style:font-size-asian="10.5pt" style:font-weight-asian="normal" style:font-name-complex="Times New Roman" style:font-size-complex="12pt" style:font-weight-complex="normal"/>
    </style:style>
    <style:style style:name="P23" style:family="paragraph" style:parent-style-name="Standard">
      <style:paragraph-properties fo:line-height="150%" fo:text-align="justify" style:justify-single-word="false"/>
      <style:text-properties style:font-name="Liberation Serif" fo:font-size="12pt" fo:font-weight="normal" officeooo:rsid="00467e55" officeooo:paragraph-rsid="0046e7f0" style:font-size-asian="10.5pt" style:font-weight-asian="normal" style:font-name-complex="Times New Roman" style:font-size-complex="12pt" style:font-weight-complex="normal"/>
    </style:style>
    <style:style style:name="P24" style:family="paragraph" style:parent-style-name="Standard">
      <style:paragraph-properties fo:line-height="150%" fo:text-align="justify" style:justify-single-word="false"/>
      <style:text-properties style:font-name="Liberation Serif" fo:font-size="12pt" fo:font-weight="normal" officeooo:rsid="0046e7f0" officeooo:paragraph-rsid="00488118" style:font-size-asian="10.5pt" style:font-weight-asian="normal" style:font-name-complex="Times New Roman" style:font-size-complex="12pt" style:font-weight-complex="normal"/>
    </style:style>
    <style:style style:name="P25" style:family="paragraph" style:parent-style-name="Standard">
      <style:paragraph-properties fo:line-height="150%" fo:text-align="justify" style:justify-single-word="false"/>
      <style:text-properties style:font-name="Liberation Serif" fo:font-size="12pt" fo:font-weight="normal" officeooo:rsid="00488118" officeooo:paragraph-rsid="00488118" style:font-size-asian="10.5pt" style:font-weight-asian="normal" style:font-name-complex="Times New Roman" style:font-size-complex="12pt" style:font-weight-complex="normal"/>
    </style:style>
    <style:style style:name="P26" style:family="paragraph" style:parent-style-name="Standard">
      <style:paragraph-properties fo:line-height="150%" fo:text-align="justify" style:justify-single-word="false"/>
      <style:text-properties style:font-name="Liberation Serif" fo:font-size="12pt" fo:font-weight="normal" officeooo:rsid="004d82d2" officeooo:paragraph-rsid="004d82d2" style:font-size-asian="10.5pt" style:font-weight-asian="normal" style:font-name-complex="Times New Roman" style:font-size-complex="12pt" style:font-weight-complex="normal"/>
    </style:style>
    <style:style style:name="P27" style:family="paragraph" style:parent-style-name="Standard">
      <style:paragraph-properties fo:line-height="150%" fo:text-align="justify" style:justify-single-word="false"/>
      <style:text-properties style:font-name="Liberation Serif" fo:font-size="12pt" fo:font-weight="normal" officeooo:rsid="004d82d2" officeooo:paragraph-rsid="0050d974" style:font-size-asian="10.5pt" style:font-weight-asian="normal" style:font-name-complex="Times New Roman" style:font-size-complex="12pt" style:font-weight-complex="normal"/>
    </style:style>
    <style:style style:name="P28" style:family="paragraph" style:parent-style-name="Standard">
      <style:paragraph-properties fo:line-height="150%" fo:text-align="justify" style:justify-single-word="false"/>
      <style:text-properties style:font-name="Liberation Serif" fo:font-size="12pt" fo:font-weight="normal" officeooo:rsid="0052439d" officeooo:paragraph-rsid="0052439d" style:font-size-asian="10.5pt" style:font-weight-asian="normal" style:font-name-complex="Times New Roman" style:font-size-complex="12pt" style:font-weight-complex="normal"/>
    </style:style>
    <style:style style:name="P29" style:family="paragraph" style:parent-style-name="Standard">
      <style:paragraph-properties fo:line-height="150%" fo:text-align="justify" style:justify-single-word="false"/>
      <style:text-properties style:font-name="Liberation Serif" fo:font-size="12pt" fo:font-weight="normal" officeooo:rsid="0052439d" officeooo:paragraph-rsid="0053d5f0" style:font-size-asian="10.5pt" style:font-weight-asian="normal" style:font-name-complex="Times New Roman" style:font-size-complex="12pt" style:font-weight-complex="normal"/>
    </style:style>
    <style:style style:name="P30" style:family="paragraph" style:parent-style-name="Standard">
      <style:paragraph-properties fo:line-height="150%" fo:text-align="justify" style:justify-single-word="false"/>
      <style:text-properties style:font-name="Liberation Serif" fo:font-size="12pt" fo:font-weight="normal" officeooo:rsid="0053d5f0" officeooo:paragraph-rsid="0053d5f0" style:font-size-asian="10.5pt" style:font-weight-asian="normal" style:font-name-complex="Times New Roman" style:font-size-complex="12pt" style:font-weight-complex="normal"/>
    </style:style>
    <style:style style:name="P31" style:family="paragraph" style:parent-style-name="Standard">
      <style:paragraph-properties fo:line-height="150%" fo:text-align="justify" style:justify-single-word="false"/>
      <style:text-properties style:font-name="Liberation Serif" fo:font-size="12pt" fo:font-weight="normal" officeooo:rsid="00556f13" officeooo:paragraph-rsid="00556f13" style:font-size-asian="10.5pt" style:font-weight-asian="normal" style:font-name-complex="Times New Roman" style:font-size-complex="12pt" style:font-weight-complex="normal"/>
    </style:style>
    <style:style style:name="P32" style:family="paragraph" style:parent-style-name="Standard">
      <style:paragraph-properties fo:line-height="150%" fo:text-align="justify" style:justify-single-word="false"/>
      <style:text-properties style:font-name="Liberation Serif" fo:font-size="12pt" fo:font-weight="normal" officeooo:rsid="0056d05e" officeooo:paragraph-rsid="0056d05e" style:font-size-asian="10.5pt" style:font-weight-asian="normal" style:font-name-complex="Times New Roman" style:font-size-complex="12pt" style:font-weight-complex="normal"/>
    </style:style>
    <style:style style:name="P33" style:family="paragraph" style:parent-style-name="Standard">
      <style:paragraph-properties fo:line-height="150%" fo:text-align="justify" style:justify-single-word="false"/>
      <style:text-properties style:font-name="Liberation Serif" fo:font-size="12pt" fo:font-weight="normal" officeooo:rsid="0057fce6" officeooo:paragraph-rsid="0057fce6" style:font-size-asian="10.5pt" style:font-weight-asian="normal" style:font-name-complex="Times New Roman" style:font-size-complex="12pt" style:font-weight-complex="normal"/>
    </style:style>
    <style:style style:name="P34" style:family="paragraph" style:parent-style-name="Standard">
      <style:paragraph-properties fo:line-height="150%" fo:text-align="justify" style:justify-single-word="false"/>
      <style:text-properties style:font-name="Liberation Serif" fo:font-size="12pt" fo:font-weight="normal" officeooo:rsid="0059f5bc" officeooo:paragraph-rsid="0059f5bc" style:font-size-asian="10.5pt" style:font-weight-asian="normal" style:font-name-complex="Times New Roman" style:font-size-complex="12pt" style:font-weight-complex="normal"/>
    </style:style>
    <style:style style:name="P35" style:family="paragraph" style:parent-style-name="Standard">
      <style:paragraph-properties fo:line-height="150%" fo:text-align="justify" style:justify-single-word="false"/>
      <style:text-properties style:font-name="Liberation Serif" fo:font-size="12pt" fo:font-weight="normal" officeooo:rsid="002d02b3" officeooo:paragraph-rsid="002a3bc2" style:font-size-asian="10.5pt" style:font-weight-asian="normal" style:font-name-complex="Times New Roman" style:font-size-complex="12pt" style:font-weight-complex="normal"/>
    </style:style>
    <style:style style:name="P36" style:family="paragraph" style:parent-style-name="Standard">
      <style:paragraph-properties fo:line-height="150%" fo:text-align="justify" style:justify-single-word="false"/>
      <style:text-properties style:font-name="Liberation Serif" fo:font-size="12pt" fo:font-weight="normal" officeooo:rsid="002e7007" officeooo:paragraph-rsid="002a3bc2" style:font-size-asian="10.5pt" style:font-weight-asian="normal" style:font-name-complex="Times New Roman" style:font-size-complex="12pt" style:font-weight-complex="normal"/>
    </style:style>
    <style:style style:name="P37" style:family="paragraph" style:parent-style-name="Standard">
      <style:paragraph-properties fo:line-height="150%" fo:text-align="justify" style:justify-single-word="false"/>
      <style:text-properties style:font-name="Liberation Serif" fo:font-size="12pt" fo:font-weight="normal" officeooo:rsid="0030eebb" officeooo:paragraph-rsid="002a3bc2" style:font-size-asian="10.5pt" style:font-weight-asian="normal" style:font-name-complex="Times New Roman" style:font-size-complex="12pt" style:font-weight-complex="normal"/>
    </style:style>
    <style:style style:name="P38" style:family="paragraph" style:parent-style-name="Standard">
      <style:paragraph-properties fo:line-height="150%" fo:text-align="justify" style:justify-single-word="false"/>
      <style:text-properties style:font-name="Liberation Serif" fo:font-size="12pt" fo:font-weight="normal" officeooo:rsid="0032b512" officeooo:paragraph-rsid="002a3bc2" style:font-size-asian="10.5pt" style:font-weight-asian="normal" style:font-name-complex="Times New Roman" style:font-size-complex="12pt" style:font-weight-complex="normal"/>
    </style:style>
    <style:style style:name="P39" style:family="paragraph" style:parent-style-name="Standard">
      <style:paragraph-properties fo:line-height="150%" fo:text-align="justify" style:justify-single-word="false"/>
      <style:text-properties style:font-name="Liberation Serif" fo:font-size="12pt" fo:font-weight="normal" officeooo:rsid="0043cd7a" officeooo:paragraph-rsid="002a3bc2" style:font-size-asian="10.5pt" style:font-weight-asian="normal" style:font-name-complex="Times New Roman" style:font-size-complex="12pt" style:font-weight-complex="normal"/>
    </style:style>
    <style:style style:name="P40" style:family="paragraph" style:parent-style-name="Standard">
      <style:paragraph-properties fo:line-height="150%" fo:text-align="justify" style:justify-single-word="false"/>
      <style:text-properties style:font-name="Liberation Serif" fo:font-size="12pt" fo:font-weight="normal" officeooo:rsid="0045f927" officeooo:paragraph-rsid="005ce1ef" style:font-size-asian="10.5pt" style:font-weight-asian="normal" style:font-name-complex="Times New Roman" style:font-size-complex="12pt" style:font-weight-complex="normal"/>
    </style:style>
    <style:style style:name="P41" style:family="paragraph" style:parent-style-name="Standard">
      <style:paragraph-properties fo:line-height="150%" fo:text-align="justify" style:justify-single-word="false"/>
      <style:text-properties style:font-name="Liberation Serif" fo:font-size="12pt" fo:font-weight="normal" officeooo:rsid="0045f927" officeooo:paragraph-rsid="002a3bc2" style:font-size-asian="10.5pt" style:font-weight-asian="normal" style:font-name-complex="Times New Roman" style:font-size-complex="12pt" style:font-weight-complex="normal"/>
    </style:style>
    <style:style style:name="P42" style:family="paragraph" style:parent-style-name="Standard">
      <style:paragraph-properties fo:line-height="150%" fo:text-align="justify" style:justify-single-word="false"/>
      <style:text-properties style:font-name="Liberation Serif" fo:font-size="12pt" fo:font-weight="normal" officeooo:rsid="0048fcf9" officeooo:paragraph-rsid="005de421" style:font-size-asian="10.5pt" style:font-weight-asian="normal" style:font-name-complex="Times New Roman" style:font-size-complex="12pt" style:font-weight-complex="normal"/>
    </style:style>
    <style:style style:name="P43" style:family="paragraph" style:parent-style-name="Standard">
      <style:paragraph-properties fo:line-height="150%" fo:text-align="justify" style:justify-single-word="false"/>
      <style:text-properties style:font-name="Liberation Serif" fo:font-size="12pt" fo:font-weight="normal" officeooo:rsid="0048fcf9" officeooo:paragraph-rsid="002a3bc2" style:font-size-asian="10.5pt" style:font-weight-asian="normal" style:font-name-complex="Times New Roman" style:font-size-complex="12pt" style:font-weight-complex="normal"/>
    </style:style>
    <style:style style:name="P44" style:family="paragraph" style:parent-style-name="Standard">
      <style:paragraph-properties fo:line-height="150%" fo:text-align="justify" style:justify-single-word="false"/>
      <style:text-properties style:font-name="Liberation Serif" fo:font-size="12pt" fo:font-weight="normal" officeooo:rsid="004a4277" officeooo:paragraph-rsid="002a3bc2" style:font-size-asian="10.5pt" style:font-weight-asian="normal" style:font-name-complex="Times New Roman" style:font-size-complex="12pt" style:font-weight-complex="normal"/>
    </style:style>
    <style:style style:name="P45" style:family="paragraph" style:parent-style-name="Standard">
      <style:paragraph-properties fo:line-height="150%" fo:text-align="justify" style:justify-single-word="false"/>
      <style:text-properties style:font-name="Liberation Serif" fo:font-size="12pt" fo:font-weight="normal" officeooo:rsid="004997c2" officeooo:paragraph-rsid="002a3bc2" style:font-size-asian="10.5pt" style:font-weight-asian="normal" style:font-name-complex="Times New Roman" style:font-size-complex="12pt" style:font-weight-complex="normal"/>
    </style:style>
    <style:style style:name="P46" style:family="paragraph" style:parent-style-name="Standard">
      <style:paragraph-properties fo:line-height="150%" fo:text-align="justify" style:justify-single-word="false"/>
      <style:text-properties style:font-name="Liberation Serif" fo:font-size="12pt" fo:font-weight="normal" officeooo:rsid="004725c6" officeooo:paragraph-rsid="002a3bc2" style:font-size-asian="10.5pt" style:font-weight-asian="normal" style:font-name-complex="Times New Roman" style:font-size-complex="12pt" style:font-weight-complex="normal"/>
    </style:style>
    <style:style style:name="P47" style:family="paragraph" style:parent-style-name="Standard">
      <style:paragraph-properties fo:line-height="150%" fo:text-align="justify" style:justify-single-word="false"/>
      <style:text-properties style:font-name="Liberation Serif" fo:font-size="12pt" fo:font-weight="normal" officeooo:rsid="0044979a" officeooo:paragraph-rsid="002a3bc2" style:font-size-asian="10.5pt" style:font-weight-asian="normal" style:font-name-complex="Times New Roman" style:font-size-complex="12pt" style:font-weight-complex="normal"/>
    </style:style>
    <style:style style:name="P48" style:family="paragraph" style:parent-style-name="Standard">
      <style:paragraph-properties fo:line-height="150%" fo:text-align="justify" style:justify-single-word="false"/>
      <style:text-properties style:font-name="Liberation Serif" fo:font-size="12pt" fo:font-weight="normal" officeooo:rsid="0040327b" officeooo:paragraph-rsid="002a3bc2" style:font-size-asian="10.5pt" style:font-weight-asian="normal" style:font-name-complex="Times New Roman" style:font-size-complex="12pt" style:font-weight-complex="normal"/>
    </style:style>
    <style:style style:name="P49" style:family="paragraph" style:parent-style-name="Standard">
      <style:paragraph-properties fo:line-height="150%" fo:text-align="justify" style:justify-single-word="false"/>
      <style:text-properties style:font-name="Liberation Serif" fo:font-size="12pt" fo:font-weight="normal" officeooo:rsid="003d0c10" officeooo:paragraph-rsid="002a3bc2" style:font-size-asian="10.5pt" style:font-weight-asian="normal" style:font-name-complex="Times New Roman" style:font-size-complex="12pt" style:font-weight-complex="normal"/>
    </style:style>
    <style:style style:name="P50" style:family="paragraph" style:parent-style-name="Standard">
      <style:paragraph-properties fo:line-height="150%" fo:text-align="justify" style:justify-single-word="false"/>
      <style:text-properties style:font-name="Liberation Serif" fo:font-size="12pt" fo:font-weight="normal" officeooo:rsid="003a8dc3" officeooo:paragraph-rsid="002a3bc2" style:font-size-asian="10.5pt" style:font-weight-asian="normal" style:font-name-complex="Times New Roman" style:font-size-complex="12pt" style:font-weight-complex="normal"/>
    </style:style>
    <style:style style:name="P51" style:family="paragraph" style:parent-style-name="Standard">
      <style:paragraph-properties fo:line-height="150%" fo:text-align="justify" style:justify-single-word="false"/>
      <style:text-properties style:font-name="Liberation Serif" fo:font-size="12pt" fo:font-weight="normal" officeooo:rsid="003a77cc" officeooo:paragraph-rsid="002a3bc2" style:font-size-asian="10.5pt" style:font-weight-asian="normal" style:font-name-complex="Times New Roman" style:font-size-complex="12pt" style:font-weight-complex="normal"/>
    </style:style>
    <style:style style:name="P52" style:family="paragraph" style:parent-style-name="Standard">
      <style:paragraph-properties fo:line-height="150%" fo:text-align="justify" style:justify-single-word="false"/>
      <style:text-properties style:font-name="Liberation Serif" fo:font-size="12pt" fo:font-weight="normal" officeooo:rsid="003911c3" officeooo:paragraph-rsid="002a3bc2" style:font-size-asian="10.5pt" style:font-weight-asian="normal" style:font-name-complex="Times New Roman" style:font-size-complex="12pt" style:font-weight-complex="normal"/>
    </style:style>
    <style:style style:name="P53" style:family="paragraph" style:parent-style-name="Standard">
      <style:paragraph-properties fo:line-height="150%" fo:text-align="justify" style:justify-single-word="false"/>
      <style:text-properties style:font-name="Liberation Serif" fo:font-size="12pt" fo:font-weight="normal" officeooo:rsid="00367561" officeooo:paragraph-rsid="002a3bc2" style:font-size-asian="10.5pt" style:font-weight-asian="normal" style:font-name-complex="Times New Roman" style:font-size-complex="12pt" style:font-weight-complex="normal"/>
    </style:style>
    <style:style style:name="P54" style:family="paragraph" style:parent-style-name="Standard">
      <style:paragraph-properties fo:line-height="150%" fo:text-align="justify" style:justify-single-word="false"/>
      <style:text-properties style:font-name="Liberation Serif" fo:font-size="12pt" fo:font-weight="normal" officeooo:rsid="002fc1a3" officeooo:paragraph-rsid="002a3bc2" style:font-size-asian="10.5pt" style:font-weight-asian="normal" style:font-name-complex="Times New Roman" style:font-size-complex="12pt" style:font-weight-complex="normal"/>
    </style:style>
    <style:style style:name="P55" style:family="paragraph" style:parent-style-name="Standard">
      <style:paragraph-properties fo:line-height="150%" fo:text-align="justify" style:justify-single-word="false"/>
      <style:text-properties style:font-name="Liberation Serif" fo:font-size="12pt" fo:font-weight="normal" officeooo:rsid="002f17b4" officeooo:paragraph-rsid="002a3bc2" style:font-size-asian="10.5pt" style:font-weight-asian="normal" style:font-name-complex="Times New Roman" style:font-size-complex="12pt" style:font-weight-complex="normal"/>
    </style:style>
    <style:style style:name="P56" style:family="paragraph" style:parent-style-name="Standard">
      <style:paragraph-properties fo:line-height="150%" fo:text-align="justify" style:justify-single-word="false"/>
      <style:text-properties style:font-name="Liberation Serif" fo:font-size="12pt" fo:font-weight="normal" officeooo:rsid="0024e531" officeooo:paragraph-rsid="002a3bc2" style:font-size-asian="12pt" style:font-weight-asian="normal" style:font-name-complex="Times New Roman" style:font-size-complex="12pt" style:font-weight-complex="normal"/>
    </style:style>
    <style:style style:name="P57" style:family="paragraph" style:parent-style-name="Standard">
      <style:paragraph-properties fo:line-height="150%" fo:text-align="justify" style:justify-single-word="false"/>
      <style:text-properties style:font-name="Liberation Serif" fo:font-size="12pt" fo:font-weight="normal" officeooo:rsid="002548d5" officeooo:paragraph-rsid="002a3bc2" style:font-size-asian="12pt" style:font-weight-asian="normal" style:font-name-complex="Times New Roman" style:font-size-complex="12pt" style:font-weight-complex="normal"/>
    </style:style>
    <style:style style:name="P58" style:family="paragraph" style:parent-style-name="Standard">
      <style:paragraph-properties fo:line-height="150%" fo:text-align="justify" style:justify-single-word="false"/>
      <style:text-properties style:font-name="Liberation Serif" fo:font-size="12pt" fo:font-weight="normal" officeooo:rsid="002bdd09" officeooo:paragraph-rsid="002a3bc2" style:font-size-asian="12pt" style:font-weight-asian="normal" style:font-name-complex="Times New Roman" style:font-size-complex="12pt" style:font-weight-complex="normal"/>
    </style:style>
    <style:style style:name="P59" style:family="paragraph" style:parent-style-name="Standard">
      <style:paragraph-properties fo:line-height="150%" fo:text-align="justify" style:justify-single-word="false"/>
      <style:text-properties style:font-name="Liberation Serif" fo:font-size="12pt" fo:font-weight="normal" officeooo:rsid="00296510" officeooo:paragraph-rsid="002a3bc2" style:font-size-asian="12pt" style:font-weight-asian="normal" style:font-name-complex="Times New Roman" style:font-size-complex="12pt" style:font-weight-complex="normal"/>
    </style:style>
    <style:style style:name="P60" style:family="paragraph" style:parent-style-name="Standard">
      <style:paragraph-properties fo:line-height="150%" fo:text-align="justify" style:justify-single-word="false"/>
      <style:text-properties style:font-name="Liberation Serif" fo:font-size="12pt" fo:font-weight="normal" officeooo:rsid="002a9545" officeooo:paragraph-rsid="002a3bc2" style:font-size-asian="12pt" style:font-weight-asian="normal" style:font-name-complex="Times New Roman" style:font-size-complex="12pt" style:font-weight-complex="normal"/>
    </style:style>
    <style:style style:name="P61" style:family="paragraph" style:parent-style-name="Standard">
      <style:paragraph-properties fo:line-height="150%" fo:text-align="justify" style:justify-single-word="false"/>
      <style:text-properties style:font-name="Liberation Serif" fo:font-size="12pt" fo:font-weight="normal" officeooo:rsid="0025e66a" officeooo:paragraph-rsid="002a3bc2" style:font-size-asian="12pt" style:font-weight-asian="normal" style:font-name-complex="Times New Roman" style:font-size-complex="12pt" style:font-weight-complex="normal"/>
    </style:style>
    <style:style style:name="P62" style:family="paragraph" style:parent-style-name="Standard">
      <style:paragraph-properties fo:line-height="150%" fo:text-align="justify" style:justify-single-word="false"/>
      <style:text-properties style:font-name="Liberation Serif" fo:font-size="12pt" fo:font-weight="normal" officeooo:rsid="001e4649" officeooo:paragraph-rsid="002a3bc2" style:font-size-asian="12pt" style:font-weight-asian="normal" style:font-name-complex="Times New Roman" style:font-size-complex="12pt" style:font-weight-complex="normal"/>
    </style:style>
    <style:style style:name="P63" style:family="paragraph" style:parent-style-name="Standard">
      <style:paragraph-properties fo:line-height="150%" fo:text-align="justify" style:justify-single-word="false"/>
      <style:text-properties style:font-name="Liberation Serif" fo:font-size="12pt" fo:font-weight="normal" officeooo:rsid="001bab7f" officeooo:paragraph-rsid="002a3bc2" style:font-size-asian="12pt" style:font-weight-asian="normal" style:font-name-complex="Times New Roman" style:font-size-complex="12pt" style:font-weight-complex="normal"/>
    </style:style>
    <style:style style:name="P64" style:family="paragraph" style:parent-style-name="Standard">
      <style:paragraph-properties fo:line-height="150%" fo:text-align="justify" style:justify-single-word="false"/>
      <style:text-properties style:font-name="Liberation Serif" fo:font-size="12pt" fo:font-weight="normal" officeooo:rsid="001d8c5b" officeooo:paragraph-rsid="002a3bc2" style:font-size-asian="12pt" style:font-weight-asian="normal" style:font-name-complex="Times New Roman"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font-weight="normal" officeooo:rsid="0019b9d0" officeooo:paragraph-rsid="002a3bc2" style:font-size-asian="12pt" style:font-weight-asian="normal" style:font-name-complex="Times New Roman" style:font-size-complex="12pt" style:font-weight-complex="normal"/>
    </style:style>
    <style:style style:name="P66" style:family="paragraph" style:parent-style-name="Standard">
      <style:paragraph-properties fo:line-height="150%" fo:text-align="justify" style:justify-single-word="false"/>
      <style:text-properties style:font-name="Liberation Serif" fo:font-size="12pt" fo:font-weight="normal" officeooo:rsid="001a1471" officeooo:paragraph-rsid="002a3bc2" style:font-size-asian="12pt" style:font-weight-asian="normal" style:font-name-complex="Times New Roman" style:font-size-complex="12pt" style:font-weight-complex="normal"/>
    </style:style>
    <style:style style:name="P67" style:family="paragraph" style:parent-style-name="Standard">
      <style:paragraph-properties fo:line-height="150%" fo:text-align="justify" style:justify-single-word="false"/>
      <style:text-properties style:font-name="Liberation Serif" fo:font-size="12pt" fo:font-weight="bold" officeooo:rsid="002bc60f" officeooo:paragraph-rsid="002bc60f" style:font-size-asian="10.5pt" style:font-weight-asian="bold" style:font-name-complex="Times New Roman" style:font-size-complex="12pt" style:font-weight-complex="bold"/>
    </style:style>
    <style:style style:name="P68" style:family="paragraph" style:parent-style-name="Standard">
      <style:paragraph-properties fo:line-height="150%" fo:text-align="justify" style:justify-single-word="false"/>
      <style:text-properties style:font-name="Liberation Serif" fo:font-size="12pt" fo:font-weight="bold" officeooo:rsid="0033cbc9" officeooo:paragraph-rsid="0033cbc9" style:font-size-asian="10.5pt" style:font-weight-asian="bold" style:font-name-complex="Times New Roman" style:font-size-complex="12pt" style:font-weight-complex="bold"/>
    </style:style>
    <style:style style:name="P69" style:family="paragraph" style:parent-style-name="Standard">
      <style:paragraph-properties fo:line-height="150%" fo:text-align="justify" style:justify-single-word="false"/>
      <style:text-properties style:font-name="Liberation Serif" fo:font-size="12pt" fo:font-weight="bold" officeooo:rsid="00467e55" officeooo:paragraph-rsid="00467e55" style:font-size-asian="10.5pt" style:font-weight-asian="bold" style:font-name-complex="Times New Roman" style:font-size-complex="12pt" style:font-weight-complex="bold"/>
    </style:style>
    <style:style style:name="P70" style:family="paragraph" style:parent-style-name="Standard">
      <style:paragraph-properties fo:line-height="150%" fo:text-align="justify" style:justify-single-word="false"/>
      <style:text-properties style:font-name="Liberation Serif" fo:font-size="12pt" fo:font-weight="bold" officeooo:rsid="0057fce6" officeooo:paragraph-rsid="0057fce6" style:font-size-asian="10.5pt" style:font-weight-asian="bold" style:font-name-complex="Times New Roman" style:font-size-complex="12pt" style:font-weight-complex="bold"/>
    </style:style>
    <style:style style:name="P71" style:family="paragraph" style:parent-style-name="Standard">
      <style:paragraph-properties fo:line-height="150%" fo:text-align="justify" style:justify-single-word="false"/>
      <style:text-properties style:font-name="Liberation Serif" fo:font-size="12pt" fo:font-weight="bold" officeooo:rsid="004b6102" officeooo:paragraph-rsid="002a3bc2" style:font-size-asian="10.5pt" style:font-weight-asian="bold" style:font-name-complex="Times New Roman" style:font-size-complex="12pt" style:font-weight-complex="bold"/>
    </style:style>
    <style:style style:name="P72" style:family="paragraph" style:parent-style-name="Standard">
      <style:paragraph-properties fo:line-height="150%" fo:text-align="justify" style:justify-single-word="false"/>
      <style:text-properties style:font-name="Liberation Serif" fo:font-size="12pt" fo:font-weight="bold" officeooo:rsid="004a4277" officeooo:paragraph-rsid="002a3bc2" style:font-size-asian="10.5pt" style:font-weight-asian="bold" style:font-name-complex="Times New Roman" style:font-size-complex="12pt" style:font-weight-complex="bold"/>
    </style:style>
    <style:style style:name="P73" style:family="paragraph" style:parent-style-name="Standard">
      <style:paragraph-properties fo:line-height="150%" fo:text-align="justify" style:justify-single-word="false"/>
      <style:text-properties style:font-name="Liberation Serif" fo:font-size="12pt" fo:font-weight="bold" officeooo:rsid="004997c2" officeooo:paragraph-rsid="002a3bc2" style:font-size-asian="10.5pt" style:font-weight-asian="bold" style:font-name-complex="Times New Roman" style:font-size-complex="12pt" style:font-weight-complex="bold"/>
    </style:style>
    <style:style style:name="P74" style:family="paragraph" style:parent-style-name="Standard">
      <style:paragraph-properties fo:line-height="150%" fo:text-align="justify" style:justify-single-word="false"/>
      <style:text-properties style:font-name="Liberation Serif" fo:font-size="12pt" fo:font-weight="bold" officeooo:rsid="0048fcf9" officeooo:paragraph-rsid="002a3bc2" style:font-size-asian="10.5pt" style:font-weight-asian="bold" style:font-name-complex="Times New Roman" style:font-size-complex="12pt" style:font-weight-complex="bold"/>
    </style:style>
    <style:style style:name="P75" style:family="paragraph" style:parent-style-name="Standard">
      <style:paragraph-properties fo:line-height="150%" fo:text-align="justify" style:justify-single-word="false"/>
      <style:text-properties style:font-name="Liberation Serif" fo:font-size="12pt" fo:font-weight="bold" officeooo:rsid="004725c6" officeooo:paragraph-rsid="002a3bc2" style:font-size-asian="10.5pt" style:font-weight-asian="bold" style:font-name-complex="Times New Roman" style:font-size-complex="12pt" style:font-weight-complex="bold"/>
    </style:style>
    <style:style style:name="P76" style:family="paragraph" style:parent-style-name="Standard">
      <style:paragraph-properties fo:line-height="150%" fo:text-align="justify" style:justify-single-word="false"/>
      <style:text-properties style:font-name="Liberation Serif" fo:font-size="12pt" fo:font-weight="bold" officeooo:rsid="0045f927" officeooo:paragraph-rsid="002a3bc2" style:font-size-asian="10.5pt" style:font-weight-asian="bold" style:font-name-complex="Times New Roman" style:font-size-complex="12pt" style:font-weight-complex="bold"/>
    </style:style>
    <style:style style:name="P77" style:family="paragraph" style:parent-style-name="Standard">
      <style:paragraph-properties fo:line-height="150%" fo:text-align="justify" style:justify-single-word="false"/>
      <style:text-properties style:font-name="Liberation Serif" fo:font-size="12pt" fo:font-weight="bold" officeooo:rsid="0043cd7a" officeooo:paragraph-rsid="002a3bc2" style:font-size-asian="10.5pt" style:font-weight-asian="bold" style:font-name-complex="Times New Roman" style:font-size-complex="12pt" style:font-weight-complex="bold"/>
    </style:style>
    <style:style style:name="P78" style:family="paragraph" style:parent-style-name="Standard">
      <style:paragraph-properties fo:line-height="150%" fo:text-align="justify" style:justify-single-word="false"/>
      <style:text-properties style:font-name="Liberation Serif" fo:font-size="12pt" fo:font-weight="bold" officeooo:rsid="0032b512" officeooo:paragraph-rsid="002a3bc2" style:font-size-asian="10.5pt" style:font-weight-asian="bold" style:font-name-complex="Times New Roman" style:font-size-complex="12pt" style:font-weight-complex="bold"/>
    </style:style>
    <style:style style:name="P79" style:family="paragraph" style:parent-style-name="Standard">
      <style:paragraph-properties fo:line-height="150%" fo:text-align="justify" style:justify-single-word="false"/>
      <style:text-properties style:font-name="Liberation Serif" fo:font-size="12pt" fo:font-weight="bold" officeooo:rsid="002e7007" officeooo:paragraph-rsid="002a3bc2" style:font-size-asian="10.5pt" style:font-weight-asian="bold" style:font-name-complex="Times New Roman" style:font-size-complex="12pt" style:font-weight-complex="bold"/>
    </style:style>
    <style:style style:name="P80" style:family="paragraph" style:parent-style-name="Standard">
      <style:paragraph-properties fo:line-height="150%" fo:text-align="justify" style:justify-single-word="false"/>
      <style:text-properties style:font-name="Liberation Serif" fo:font-size="12pt" fo:font-weight="bold" officeooo:rsid="002d02b3" officeooo:paragraph-rsid="002a3bc2" style:font-size-asian="10.5pt" style:font-weight-asian="bold" style:font-name-complex="Times New Roman" style:font-size-complex="12pt" style:font-weight-complex="bold"/>
    </style:style>
    <style:style style:name="P81" style:family="paragraph" style:parent-style-name="Standard">
      <style:paragraph-properties fo:line-height="150%" fo:text-align="justify" style:justify-single-word="false"/>
      <style:text-properties style:font-name="Liberation Serif" fo:font-size="12pt" fo:font-weight="bold" officeooo:rsid="00231d38" officeooo:paragraph-rsid="002a3bc2" style:font-size-asian="12pt" style:font-weight-asian="bold" style:font-name-complex="Times New Roman" style:font-size-complex="12pt" style:font-weight-complex="bold"/>
    </style:style>
    <style:style style:name="P82" style:family="paragraph" style:parent-style-name="Standard">
      <style:paragraph-properties fo:line-height="150%" fo:text-align="justify" style:justify-single-word="false"/>
      <style:text-properties style:font-name="Liberation Serif" fo:font-size="12pt" fo:font-weight="bold" officeooo:rsid="001e4649" officeooo:paragraph-rsid="002a3bc2" style:font-size-asian="12pt" style:font-weight-asian="bold" style:font-name-complex="Times New Roman" style:font-size-complex="12pt" style:font-weight-complex="bold"/>
    </style:style>
    <style:style style:name="P83" style:family="paragraph" style:parent-style-name="Standard">
      <style:paragraph-properties fo:line-height="150%" fo:text-align="justify" style:justify-single-word="false"/>
      <style:text-properties style:font-name="Liberation Serif" fo:font-size="12pt" fo:font-weight="bold" officeooo:rsid="001bab7f" officeooo:paragraph-rsid="002a3bc2" style:font-size-asian="12pt" style:font-weight-asian="bold" style:font-name-complex="Times New Roman" style:font-size-complex="12pt" style:font-weight-complex="bold"/>
    </style:style>
    <style:style style:name="P84" style:family="paragraph" style:parent-style-name="Standard">
      <style:paragraph-properties fo:line-height="150%" fo:text-align="justify" style:justify-single-word="false"/>
      <style:text-properties style:font-name="Liberation Serif" fo:font-size="12pt" fo:font-weight="bold" officeooo:rsid="0019b9d0" officeooo:paragraph-rsid="002a3bc2" style:font-size-asian="12pt" style:font-weight-asian="bold" style:font-name-complex="Times New Roman" style:font-size-complex="12pt" style:font-weight-complex="bold"/>
    </style:style>
    <style:style style:name="P85" style:family="paragraph" style:parent-style-name="Standard">
      <style:paragraph-properties fo:line-height="150%" fo:text-align="justify" style:justify-single-word="false"/>
      <style:text-properties style:font-name="Liberation Serif" fo:font-size="12pt" fo:font-weight="bold" style:font-size-asian="12pt" style:font-weight-asian="bold" style:font-name-complex="Times New Roman" style:font-size-complex="12pt" style:font-weight-complex="bold"/>
    </style:style>
    <style:style style:name="P86" style:family="paragraph" style:parent-style-name="Standard">
      <style:paragraph-properties fo:line-height="150%" fo:text-align="center" style:justify-single-word="false"/>
      <style:text-properties style:font-name="Liberation Serif" fo:font-size="12pt" fo:font-weight="bold" style:font-size-asian="12pt" style:font-weight-asian="bold" style:font-name-complex="Times New Roman" style:font-size-complex="12pt" style:font-weight-complex="bold"/>
    </style:style>
    <style:style style:name="P87" style:family="paragraph" style:parent-style-name="Standard">
      <style:paragraph-properties fo:line-height="150%" fo:text-align="justify" style:justify-single-word="false"/>
      <style:text-properties style:font-name="Liberation Serif" fo:font-size="12pt" fo:font-weight="bold" officeooo:rsid="001fe2b2" officeooo:paragraph-rsid="001fe2b2" style:font-size-asian="12pt" style:font-weight-asian="bold" style:font-name-complex="Times New Roman" style:font-size-complex="12pt" style:font-weight-complex="bold"/>
    </style:style>
    <style:style style:name="P88" style:family="paragraph" style:parent-style-name="Standard">
      <style:paragraph-properties fo:text-align="center" style:justify-single-word="false"/>
      <style:text-properties style:font-name="Liberation Serif" fo:font-size="12pt" fo:font-weight="bold" style:font-size-asian="12pt" style:font-weight-asian="bold" style:font-name-complex="Times New Roman" style:font-size-complex="12pt" style:font-weight-complex="bold"/>
    </style:style>
    <style:style style:name="P89" style:family="paragraph" style:parent-style-name="Standard">
      <style:paragraph-properties fo:line-height="150%" fo:text-align="justify" style:justify-single-word="false">
        <style:tab-stops>
          <style:tab-stop style:position="3.281cm"/>
        </style:tab-stops>
      </style:paragraph-properties>
      <style:text-properties style:font-name="Liberation Serif" fo:font-size="12pt" fo:font-weight="bold" style:font-size-asian="12pt" style:font-weight-asian="bold" style:font-name-complex="Times New Roman" style:font-size-complex="12pt"/>
    </style:style>
    <style:style style:name="P90" style:family="paragraph" style:parent-style-name="Standard">
      <style:paragraph-properties fo:line-height="150%" fo:text-align="start" style:justify-single-word="false"/>
      <style:text-properties style:font-name="Liberation Serif" fo:font-size="12pt" fo:font-weight="bold" officeooo:paragraph-rsid="00204b76" style:font-size-asian="12pt" style:font-weight-asian="bold" style:font-name-complex="Times New Roman" style:font-size-complex="12pt"/>
    </style:style>
    <style:style style:name="P91" style:family="paragraph" style:parent-style-name="Standard">
      <style:paragraph-properties fo:line-height="150%" fo:text-align="justify" style:justify-single-word="false"/>
      <style:text-properties style:font-name="Liberation Serif" fo:font-size="12pt" style:font-size-asian="12pt" style:font-name-complex="Times New Roman" style:font-size-complex="12pt"/>
    </style:style>
    <style:style style:name="P92" style:family="paragraph" style:parent-style-name="Standard">
      <style:paragraph-properties fo:line-height="150%" fo:text-align="justify" style:justify-single-word="false"/>
      <style:text-properties style:font-name="Liberation Serif" fo:font-size="12pt" officeooo:paragraph-rsid="001ef917" style:font-size-asian="12pt" style:font-name-complex="Times New Roman" style:font-size-complex="12pt"/>
    </style:style>
    <style:style style:name="P93" style:family="paragraph" style:parent-style-name="Standard">
      <style:paragraph-properties fo:line-height="150%" fo:text-align="start" style:justify-single-word="false"/>
      <style:text-properties style:font-name="Liberation Serif" fo:font-size="12pt" officeooo:paragraph-rsid="001fe2b2" style:font-size-asian="12pt" style:font-name-complex="Times New Roman" style:font-size-complex="12pt"/>
    </style:style>
    <style:style style:name="P94" style:family="paragraph" style:parent-style-name="Standard">
      <style:paragraph-properties fo:line-height="150%" fo:text-align="justify" style:justify-single-word="false"/>
      <style:text-properties style:font-name="Liberation Serif" fo:font-size="12pt" officeooo:rsid="0019b9d0" officeooo:paragraph-rsid="002a3bc2" style:font-size-asian="12pt" style:font-name-complex="Times New Roman" style:font-size-complex="12pt"/>
    </style:style>
    <style:style style:name="P95" style:family="paragraph" style:parent-style-name="Standard">
      <style:paragraph-properties fo:line-height="150%" fo:text-align="justify" style:justify-single-word="false"/>
      <style:text-properties style:font-name="Liberation Serif" fo:font-size="12pt" officeooo:rsid="001a1471" officeooo:paragraph-rsid="002a3bc2" style:font-size-asian="12pt" style:font-name-complex="Times New Roman" style:font-size-complex="12pt"/>
    </style:style>
    <style:style style:name="P96"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97" style:family="paragraph" style:parent-style-name="Standard">
      <style:paragraph-properties fo:line-height="150%" fo:text-align="justify" style:justify-single-word="false"/>
      <style:text-properties style:font-name="Liberation Serif" fo:font-size="12pt" officeooo:paragraph-rsid="001fe2b2" style:font-size-asian="12pt" style:font-size-complex="12pt"/>
    </style:style>
    <style:style style:name="P98" style:family="paragraph" style:parent-style-name="Standard">
      <style:paragraph-properties fo:line-height="150%" fo:text-align="justify" style:justify-single-word="false"/>
      <style:text-properties style:font-name="Liberation Serif" fo:font-size="14pt" fo:font-weight="bold" officeooo:rsid="002bc60f" officeooo:paragraph-rsid="002bc60f" style:font-size-asian="14pt" style:font-weight-asian="bold" style:font-name-complex="Times New Roman" style:font-size-complex="14pt" style:font-weight-complex="bold"/>
    </style:style>
    <style:style style:name="P99" style:family="paragraph" style:parent-style-name="Standard">
      <style:paragraph-properties fo:line-height="150%" fo:text-align="justify" style:justify-single-word="false"/>
      <style:text-properties style:font-name="Liberation Serif" fo:font-size="14pt" fo:font-weight="bold" officeooo:rsid="00467e55" officeooo:paragraph-rsid="00467e55" style:font-size-asian="14pt" style:font-weight-asian="bold" style:font-name-complex="Times New Roman" style:font-size-complex="14pt" style:font-weight-complex="bold"/>
    </style:style>
    <style:style style:name="P100" style:family="paragraph" style:parent-style-name="Standard">
      <style:paragraph-properties fo:line-height="150%" fo:text-align="justify" style:justify-single-word="false"/>
      <style:text-properties style:font-name="Liberation Serif" fo:font-size="14pt" fo:font-weight="bold" officeooo:rsid="0057fce6" officeooo:paragraph-rsid="0057fce6" style:font-size-asian="14pt" style:font-weight-asian="bold" style:font-name-complex="Times New Roman" style:font-size-complex="14pt" style:font-weight-complex="bold"/>
    </style:style>
    <style:style style:name="P101" style:family="paragraph" style:parent-style-name="Standard">
      <style:paragraph-properties fo:line-height="150%" fo:text-align="justify" style:justify-single-word="false"/>
      <style:text-properties style:font-name="Liberation Serif" fo:font-size="14pt" fo:font-weight="bold" officeooo:rsid="001bab7f" officeooo:paragraph-rsid="002a3bc2" style:font-size-asian="14pt" style:font-weight-asian="bold" style:font-name-complex="Times New Roman" style:font-size-complex="14pt" style:font-weight-complex="bold"/>
    </style:style>
    <style:style style:name="P102" style:family="paragraph" style:parent-style-name="Standard">
      <style:paragraph-properties fo:line-height="150%" fo:text-align="justify" style:justify-single-word="false"/>
      <style:text-properties style:font-name="Liberation Serif" fo:font-size="14pt" fo:font-weight="bold" officeooo:rsid="00231d38" officeooo:paragraph-rsid="002a3bc2" style:font-size-asian="14pt" style:font-weight-asian="bold" style:font-name-complex="Times New Roman" style:font-size-complex="14pt" style:font-weight-complex="bold"/>
    </style:style>
    <style:style style:name="P103" style:family="paragraph" style:parent-style-name="Standard">
      <style:paragraph-properties fo:line-height="150%" fo:text-align="justify" style:justify-single-word="false"/>
      <style:text-properties style:font-name="Liberation Serif" fo:font-size="14pt" fo:font-weight="bold" officeooo:rsid="0045f927" officeooo:paragraph-rsid="002a3bc2" style:font-size-asian="14pt" style:font-weight-asian="bold" style:font-name-complex="Times New Roman" style:font-size-complex="14pt" style:font-weight-complex="bold"/>
    </style:style>
    <style:style style:name="P104" style:family="paragraph" style:parent-style-name="Standard">
      <style:paragraph-properties fo:line-height="150%" fo:text-align="justify" style:justify-single-word="false"/>
      <style:text-properties style:font-name="Liberation Serif" fo:font-size="14pt" fo:font-weight="bold" officeooo:rsid="004a4277" officeooo:paragraph-rsid="002a3bc2" style:font-size-asian="14pt" style:font-weight-asian="bold" style:font-name-complex="Times New Roman" style:font-size-complex="14pt" style:font-weight-complex="bold"/>
    </style:style>
    <style:style style:name="P105" style:family="paragraph" style:parent-style-name="Standard">
      <style:paragraph-properties fo:line-height="150%" fo:text-align="justify" style:justify-single-word="false"/>
      <style:text-properties style:font-name="Liberation Serif" fo:font-size="14pt" fo:font-weight="bold" officeooo:rsid="004b6102" officeooo:paragraph-rsid="002a3bc2" style:font-size-asian="14pt" style:font-weight-asian="bold" style:font-name-complex="Times New Roman" style:font-size-complex="14pt" style:font-weight-complex="bold"/>
    </style:style>
    <style:style style:name="P106" style:family="paragraph" style:parent-style-name="Standard">
      <style:paragraph-properties fo:line-height="150%" fo:text-align="justify" style:justify-single-word="false"/>
      <style:text-properties style:font-name="Liberation Serif" fo:font-size="14pt" fo:font-weight="bold" officeooo:rsid="0048fcf9" officeooo:paragraph-rsid="002a3bc2" style:font-size-asian="14pt" style:font-weight-asian="bold" style:font-name-complex="Times New Roman" style:font-size-complex="14pt" style:font-weight-complex="bold"/>
    </style:style>
    <style:style style:name="P107" style:family="paragraph" style:parent-style-name="Standard">
      <style:paragraph-properties fo:line-height="150%" fo:text-align="justify" style:justify-single-word="false"/>
      <style:text-properties style:font-name="Liberation Serif" fo:font-size="14pt" fo:font-weight="bold" officeooo:rsid="0043cd7a" officeooo:paragraph-rsid="002a3bc2" style:font-size-asian="14pt" style:font-weight-asian="bold" style:font-name-complex="Times New Roman" style:font-size-complex="14pt" style:font-weight-complex="bold"/>
    </style:style>
    <style:style style:name="P108" style:family="paragraph" style:parent-style-name="Standard">
      <style:paragraph-properties fo:line-height="150%" fo:text-align="justify" style:justify-single-word="false"/>
      <style:text-properties style:font-name="Liberation Serif" fo:font-size="14pt" fo:font-weight="bold" officeooo:rsid="0032b512" officeooo:paragraph-rsid="002a3bc2" style:font-size-asian="14pt" style:font-weight-asian="bold" style:font-name-complex="Times New Roman" style:font-size-complex="14pt" style:font-weight-complex="bold"/>
    </style:style>
    <style:style style:name="P109" style:family="paragraph" style:parent-style-name="Standard">
      <style:paragraph-properties fo:line-height="150%" fo:text-align="justify" style:justify-single-word="false"/>
      <style:text-properties style:font-name="Liberation Serif" fo:font-size="14pt" fo:font-weight="bold" officeooo:rsid="0030eebb" officeooo:paragraph-rsid="002a3bc2" style:font-size-asian="14pt" style:font-weight-asian="bold" style:font-name-complex="Times New Roman" style:font-size-complex="14pt" style:font-weight-complex="bold"/>
    </style:style>
    <style:style style:name="P110" style:family="paragraph" style:parent-style-name="Standard">
      <style:paragraph-properties fo:line-height="150%" fo:text-align="justify" style:justify-single-word="false"/>
      <style:text-properties style:font-name="Liberation Serif" fo:font-size="14pt" fo:font-weight="bold" officeooo:rsid="002e7007" officeooo:paragraph-rsid="002a3bc2" style:font-size-asian="14pt" style:font-weight-asian="bold" style:font-name-complex="Times New Roman" style:font-size-complex="14pt" style:font-weight-complex="bold"/>
    </style:style>
    <style:style style:name="P111" style:family="paragraph" style:parent-style-name="Standard">
      <style:paragraph-properties fo:line-height="150%" fo:text-align="justify" style:justify-single-word="false"/>
      <style:text-properties style:font-name="Liberation Serif" fo:font-size="14pt" fo:font-weight="bold" officeooo:rsid="002d02b3" officeooo:paragraph-rsid="002a3bc2" style:font-size-asian="14pt" style:font-weight-asian="bold" style:font-name-complex="Times New Roman" style:font-size-complex="14pt" style:font-weight-complex="bold"/>
    </style:style>
    <style:style style:name="P112" style:family="paragraph" style:parent-style-name="Standard">
      <style:paragraph-properties fo:line-height="150%" fo:text-align="justify" style:justify-single-word="false"/>
      <style:text-properties style:font-name="Liberation Serif" fo:font-size="14pt" fo:font-weight="bold" officeooo:rsid="001e4649" officeooo:paragraph-rsid="002a3bc2" style:font-size-asian="14pt" style:font-weight-asian="bold" style:font-name-complex="Times New Roman" style:font-size-complex="14pt" style:font-weight-complex="bold"/>
    </style:style>
    <style:style style:name="P113" style:family="paragraph" style:parent-style-name="Standard">
      <style:paragraph-properties fo:line-height="150%" fo:text-align="justify" style:justify-single-word="false"/>
      <style:text-properties style:font-name="Liberation Serif" fo:font-size="14pt" fo:font-weight="bold" officeooo:rsid="0019b9d0" officeooo:paragraph-rsid="002a3bc2" style:font-size-asian="14pt" style:font-weight-asian="bold" style:font-name-complex="Times New Roman" style:font-size-complex="14pt" style:font-weight-complex="bold"/>
    </style:style>
    <style:style style:name="P114" style:family="paragraph" style:parent-style-name="Standard">
      <style:paragraph-properties fo:line-height="150%" fo:text-align="justify" style:justify-single-word="false"/>
      <style:text-properties style:font-name="Liberation Serif" fo:font-size="14pt" fo:font-weight="bold" style:font-size-asian="14pt" style:font-weight-asian="bold" style:font-name-complex="Times New Roman" style:font-size-complex="14pt" style:font-weight-complex="bold"/>
    </style:style>
    <style:style style:name="P115" style:family="paragraph" style:parent-style-name="Standard">
      <style:paragraph-properties fo:text-align="center" style:justify-single-word="false"/>
      <style:text-properties style:font-name="Liberation Serif" fo:font-size="14pt" fo:font-weight="bold" style:font-size-asian="14pt" style:font-weight-asian="bold" style:font-name-complex="Times New Roman" style:font-size-complex="14pt" style:font-weight-complex="bold"/>
    </style:style>
    <style:style style:name="P116" style:family="paragraph" style:parent-style-name="Standard">
      <style:paragraph-properties fo:line-height="150%" fo:text-align="justify" style:justify-single-word="false"/>
      <style:text-properties style:font-name="Liberation Serif" fo:font-size="14pt" style:text-underline-style="none" fo:font-weight="bold" officeooo:rsid="0019b9d0" officeooo:paragraph-rsid="002a3bc2" style:font-size-asian="14pt" style:font-weight-asian="bold" style:font-name-complex="Times New Roman" style:font-size-complex="14pt" style:font-weight-complex="bold"/>
    </style:style>
    <style:style style:name="P117" style:family="paragraph" style:parent-style-name="Standard">
      <style:paragraph-properties fo:text-align="center" style:justify-single-word="false"/>
      <style:text-properties style:font-name="Liberation Serif" fo:font-size="32pt" fo:font-weight="bold" officeooo:rsid="005eec0b" officeooo:paragraph-rsid="005eec0b" style:font-size-asian="32pt" style:font-weight-asian="bold" style:font-name-complex="Times New Roman" style:font-size-complex="32pt" style:font-weight-complex="bold"/>
    </style:style>
    <style:style style:name="P118" style:family="paragraph" style:parent-style-name="Standard">
      <style:paragraph-properties fo:line-height="150%" fo:text-align="justify" style:justify-single-word="false" fo:break-before="page"/>
      <style:text-properties style:font-name="Liberation Serif" fo:font-size="14pt" fo:font-weight="bold" officeooo:rsid="001bab7f" officeooo:paragraph-rsid="002a3bc2" style:font-size-asian="14pt" style:font-weight-asian="bold" style:font-name-complex="Times New Roman" style:font-size-complex="14pt" style:font-weight-complex="bold"/>
    </style:style>
    <style:style style:name="P119" style:family="paragraph" style:parent-style-name="Standard">
      <style:paragraph-properties fo:line-height="150%" fo:text-align="justify" style:justify-single-word="false" fo:break-before="page"/>
      <style:text-properties style:font-name="Liberation Serif" fo:font-size="14pt" fo:font-weight="bold" officeooo:rsid="0045f927" officeooo:paragraph-rsid="002a3bc2" style:font-size-asian="14pt" style:font-weight-asian="bold" style:font-name-complex="Times New Roman" style:font-size-complex="14pt" style:font-weight-complex="bold"/>
    </style:style>
    <style:style style:name="P120" style:family="paragraph" style:parent-style-name="Standard">
      <style:paragraph-properties fo:line-height="150%" fo:text-align="justify" style:justify-single-word="false" fo:break-before="page"/>
      <style:text-properties style:font-name="Liberation Serif" fo:font-size="14pt" fo:font-weight="bold" officeooo:rsid="004a4277" officeooo:paragraph-rsid="002a3bc2" style:font-size-asian="14pt" style:font-weight-asian="bold" style:font-name-complex="Times New Roman" style:font-size-complex="14pt" style:font-weight-complex="bold"/>
    </style:style>
    <style:style style:name="P121" style:family="paragraph" style:parent-style-name="Standard">
      <style:paragraph-properties fo:line-height="150%" fo:text-align="justify" style:justify-single-word="false" fo:break-before="page"/>
      <style:text-properties style:font-name="Liberation Serif" fo:font-size="14pt" fo:font-weight="bold" officeooo:rsid="004b6102" officeooo:paragraph-rsid="002a3bc2" style:font-size-asian="14pt" style:font-weight-asian="bold" style:font-name-complex="Times New Roman" style:font-size-complex="14pt" style:font-weight-complex="bold"/>
    </style:style>
    <style:style style:name="P122" style:family="paragraph" style:parent-style-name="Standard">
      <style:paragraph-properties fo:line-height="150%" fo:text-align="justify" style:justify-single-word="false" fo:break-before="page"/>
      <style:text-properties style:font-name="Liberation Serif" fo:font-size="14pt" fo:font-weight="bold" officeooo:rsid="0057fce6" officeooo:paragraph-rsid="0057fce6" style:font-size-asian="14pt" style:font-weight-asian="bold" style:font-name-complex="Times New Roman" style:font-size-complex="14pt" style:font-weight-complex="bold"/>
    </style:style>
    <style:style style:name="P123" style:family="paragraph" style:parent-style-name="Standard">
      <style:paragraph-properties fo:line-height="150%" fo:text-align="justify" style:justify-single-word="false" fo:break-before="page"/>
      <style:text-properties style:font-name="Liberation Serif" fo:font-size="14pt" fo:font-weight="bold" officeooo:rsid="001fe2b2" officeooo:paragraph-rsid="001fe2b2" style:font-size-asian="14pt" style:font-weight-asian="bold" style:font-name-complex="Times New Roman" style:font-size-complex="14pt" style:font-weight-complex="bold"/>
    </style:style>
    <style:style style:name="P124" style:family="paragraph" style:parent-style-name="Standard">
      <style:paragraph-properties fo:line-height="150%" fo:text-align="center" style:justify-single-word="false" fo:break-before="page">
        <style:tab-stops>
          <style:tab-stop style:position="3.281cm"/>
        </style:tab-stops>
      </style:paragraph-properties>
      <style:text-properties style:font-name="Liberation Serif" fo:font-size="14pt" fo:font-weight="bold" style:font-size-asian="14pt" style:font-weight-asian="bold" style:font-name-complex="Times New Roman" style:font-size-complex="14pt"/>
    </style:style>
    <style:style style:name="P125" style:family="paragraph" style:parent-style-name="Standard">
      <style:paragraph-properties fo:line-height="150%" fo:text-align="start" style:justify-single-word="false" fo:break-before="page"/>
      <style:text-properties style:font-name="Liberation Serif" fo:font-size="14pt" fo:font-weight="bold" officeooo:paragraph-rsid="00204b76" style:font-size-asian="14pt" style:font-weight-asian="bold" style:font-name-complex="Times New Roman" style:font-size-complex="14pt"/>
    </style:style>
    <style:style style:name="P126" style:family="paragraph" style:parent-style-name="Standard">
      <style:paragraph-properties fo:line-height="150%" fo:text-align="justify" style:justify-single-word="false" fo:break-before="page"/>
      <style:text-properties style:font-name="Liberation Serif" fo:font-size="14pt" officeooo:paragraph-rsid="001ef917" style:font-size-asian="14pt" style:font-name-complex="Times New Roman" style:font-size-complex="14pt"/>
    </style:style>
    <style:style style:name="P127" style:family="paragraph" style:parent-style-name="Standard">
      <style:paragraph-properties fo:line-height="150%" fo:text-align="justify" style:justify-single-word="false" fo:break-before="page"/>
      <style:text-properties style:font-name="Liberation Serif" fo:font-size="12pt" fo:font-weight="normal" officeooo:rsid="0024e531" officeooo:paragraph-rsid="002a3bc2" style:font-size-asian="12pt" style:font-weight-asian="normal" style:font-name-complex="Times New Roman" style:font-size-complex="12pt" style:font-weight-complex="normal"/>
    </style:style>
    <style:style style:name="P128" style:family="paragraph" style:parent-style-name="Standard">
      <style:paragraph-properties fo:line-height="150%" fo:text-align="justify" style:justify-single-word="false" fo:break-before="page"/>
      <style:text-properties style:font-name="Liberation Serif" fo:font-size="12pt" fo:font-weight="normal" officeooo:rsid="0032b512" officeooo:paragraph-rsid="002a3bc2" style:font-size-asian="10.5pt" style:font-weight-asian="normal" style:font-name-complex="Times New Roman" style:font-size-complex="12pt" style:font-weight-complex="normal"/>
    </style:style>
    <style:style style:name="P129" style:family="paragraph" style:parent-style-name="Standard">
      <style:paragraph-properties fo:text-align="justify" style:justify-single-word="false" fo:break-before="page"/>
      <style:text-properties style:font-name="Liberation Serif" fo:font-size="12pt" fo:font-weight="bold" style:font-size-asian="12pt" style:font-weight-asian="bold" style:font-name-complex="Times New Roman" style:font-size-complex="12pt" style:font-weight-complex="bold"/>
    </style:style>
    <style:style style:name="P130" style:family="paragraph" style:parent-style-name="Standard" style:master-page-name="Standard">
      <style:paragraph-properties fo:text-align="center" style:justify-single-word="false" style:page-number="auto"/>
      <style:text-properties style:font-name="Liberation Serif" fo:font-size="16pt" fo:font-weight="bold" officeooo:rsid="005eec0b" officeooo:paragraph-rsid="005eec0b" style:font-size-asian="16pt" style:font-weight-asian="bold" style:font-name-complex="Times New Roman" style:font-size-complex="16pt" style:font-weight-complex="bold"/>
    </style:style>
    <style:style style:name="P131" style:family="paragraph" style:parent-style-name="Standard">
      <style:paragraph-properties fo:line-height="150%" fo:text-align="justify" style:justify-single-word="false"/>
      <style:text-properties style:font-name="Liberation Serif" fo:font-size="14pt" fo:font-weight="bold" officeooo:rsid="004725c6" officeooo:paragraph-rsid="005ce1ef" style:font-size-asian="14pt" style:font-weight-asian="bold" style:font-name-complex="Times New Roman" style:font-size-complex="14pt" style:font-weight-complex="bold"/>
    </style:style>
    <style:style style:name="P132" style:family="paragraph" style:parent-style-name="Standard">
      <style:paragraph-properties fo:line-height="150%" fo:text-align="justify" style:justify-single-word="false"/>
      <style:text-properties style:font-name="Liberation Serif" fo:font-size="14pt" fo:font-weight="bold" officeooo:rsid="004997c2" officeooo:paragraph-rsid="005de421" style:font-size-asian="14pt" style:font-weight-asian="bold" style:font-name-complex="Times New Roman" style:font-size-complex="14pt" style:font-weight-complex="bold"/>
    </style:style>
    <style:style style:name="P133" style:family="paragraph" style:parent-style-name="Standard">
      <style:paragraph-properties fo:line-height="150%" fo:text-align="justify" style:justify-single-word="false"/>
      <style:text-properties style:font-name="Liberation Serif" fo:font-size="14pt" fo:font-weight="bold" officeooo:rsid="0033cbc9" officeooo:paragraph-rsid="0033cbc9" style:font-size-asian="14pt" style:font-weight-asian="bold" style:font-name-complex="Times New Roman" style:font-size-complex="14pt" style:font-weight-complex="bold"/>
    </style:style>
    <style:style style:name="P134" style:family="paragraph" style:parent-style-name="Standard">
      <style:paragraph-properties fo:line-height="150%" fo:text-align="justify" style:justify-single-word="false"/>
      <style:text-properties style:font-name="Liberation Serif" fo:font-size="12pt" fo:font-weight="normal" officeooo:rsid="002cf631" officeooo:paragraph-rsid="0032a0c7" style:font-size-asian="10.5pt" style:font-weight-asian="normal" style:font-name-complex="Times New Roman" style:font-size-complex="12pt" style:font-weight-complex="normal"/>
    </style:style>
    <style:style style:name="P135" style:family="paragraph" style:parent-style-name="Standard">
      <style:paragraph-properties fo:line-height="150%" fo:text-align="justify" style:justify-single-word="false"/>
      <style:text-properties style:font-name="Liberation Serif" fo:font-size="12pt" fo:font-weight="normal" officeooo:rsid="004b6102" officeooo:paragraph-rsid="002a3bc2" style:font-size-asian="10.5pt" style:font-weight-asian="normal" style:font-name-complex="Times New Roman" style:font-size-complex="12pt" style:font-weight-complex="normal"/>
    </style:style>
    <style:style style:name="P136" style:family="paragraph" style:parent-style-name="Standard">
      <style:paragraph-properties fo:line-height="150%" fo:text-align="justify" style:justify-single-word="false" fo:break-before="page"/>
      <style:text-properties style:font-name="Liberation Serif" fo:font-size="14pt" fo:font-weight="bold" officeooo:rsid="0033cbc9" officeooo:paragraph-rsid="0033cbc9" style:font-size-asian="14pt" style:font-weight-asian="bold" style:font-name-complex="Times New Roman" style:font-size-complex="14pt" style:font-weight-complex="bold"/>
    </style:style>
    <style:style style:name="P137" style:family="paragraph">
      <style:paragraph-properties fo:margin-left="0cm" fo:margin-right="0cm" fo:margin-top="0cm" fo:margin-bottom="0cm" fo:line-height="100%" fo:text-align="center" fo:text-indent="0cm"/>
    </style:style>
    <style:style style:name="P1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S Gothic" style:font-size-asian="14pt" style:font-style-asian="normal" style:font-weight-asian="normal" style:font-name-complex="Tahoma1" style:font-size-complex="14pt" style:font-style-complex="normal" style:font-weight-complex="normal" style:text-emphasize="none" style:font-relief="none"/>
    </style:style>
    <style:style style:name="P1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1" style:family="paragraph">
      <style:paragraph-properties fo:margin-left="0cm" fo:margin-right="0cm" fo:margin-top="0cm" fo:margin-bottom="0cm" fo:line-height="100%" fo:text-indent="0cm"/>
    </style:style>
    <style:style style:name="P142"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 style:family="text">
      <style:text-properties fo:font-weight="bold" officeooo:rsid="001ef917" style:font-weight-asian="bold" style:font-weight-complex="bold"/>
    </style:style>
    <style:style style:name="T2" style:family="text">
      <style:text-properties fo:font-weight="bold" officeooo:rsid="001fe2b2" style:font-weight-asian="bold" style:font-weight-complex="bold"/>
    </style:style>
    <style:style style:name="T3" style:family="text">
      <style:text-properties fo:font-weight="bold" officeooo:rsid="0030eebb" style:font-weight-asian="bold" style:font-weight-complex="bold"/>
    </style:style>
    <style:style style:name="T4" style:family="text">
      <style:text-properties fo:font-weight="bold" style:font-weight-asian="bold" style:font-name-complex="Times New Roman" style:font-weight-complex="bold"/>
    </style:style>
    <style:style style:name="T5" style:family="text">
      <style:text-properties fo:font-weight="bold" officeooo:rsid="001fe2b2" style:font-weight-asian="bold" style:font-name-complex="Times New Roman" style:font-weight-complex="bold"/>
    </style:style>
    <style:style style:name="T6" style:family="text">
      <style:text-properties officeooo:rsid="001fe2b2"/>
    </style:style>
    <style:style style:name="T7" style:family="text">
      <style:text-properties style:font-name-complex="Times New Roman"/>
    </style:style>
    <style:style style:name="T8" style:family="text">
      <style:text-properties officeooo:rsid="001fe2b2" style:font-name-complex="Times New Roman"/>
    </style:style>
    <style:style style:name="T9" style:family="text">
      <style:text-properties officeooo:rsid="0023f9bb"/>
    </style:style>
    <style:style style:name="T10" style:family="text">
      <style:text-properties officeooo:rsid="001a1471"/>
    </style:style>
    <style:style style:name="T11" style:family="text">
      <style:text-properties officeooo:rsid="001bab7f"/>
    </style:style>
    <style:style style:name="T12" style:family="text">
      <style:text-properties officeooo:rsid="0019b9d0"/>
    </style:style>
    <style:style style:name="T13" style:family="text">
      <style:text-properties officeooo:rsid="001e1757"/>
    </style:style>
    <style:style style:name="T14" style:family="text">
      <style:text-properties officeooo:rsid="001d8c5b"/>
    </style:style>
    <style:style style:name="T15" style:family="text">
      <style:text-properties officeooo:rsid="00231d38"/>
    </style:style>
    <style:style style:name="T16" style:family="text">
      <style:text-properties officeooo:rsid="002389bb"/>
    </style:style>
    <style:style style:name="T17" style:family="text">
      <style:text-properties officeooo:rsid="002548d5"/>
    </style:style>
    <style:style style:name="T18" style:family="text">
      <style:text-properties officeooo:rsid="0025e66a"/>
    </style:style>
    <style:style style:name="T19" style:family="text">
      <style:text-properties officeooo:rsid="00278808"/>
    </style:style>
    <style:style style:name="T20" style:family="text">
      <style:text-properties officeooo:rsid="0024e531"/>
    </style:style>
    <style:style style:name="T21" style:family="text">
      <style:text-properties officeooo:rsid="00296510"/>
    </style:style>
    <style:style style:name="T22" style:family="text">
      <style:text-properties officeooo:rsid="002a9545"/>
    </style:style>
    <style:style style:name="T23" style:family="text">
      <style:text-properties officeooo:rsid="002bdd09"/>
    </style:style>
    <style:style style:name="T24" style:family="text">
      <style:text-properties officeooo:rsid="002da316"/>
    </style:style>
    <style:style style:name="T25" style:family="text">
      <style:text-properties officeooo:rsid="002e7007"/>
    </style:style>
    <style:style style:name="T26" style:family="text">
      <style:text-properties officeooo:rsid="002f17b4"/>
    </style:style>
    <style:style style:name="T27" style:family="text">
      <style:text-properties officeooo:rsid="002fc1a3"/>
    </style:style>
    <style:style style:name="T28" style:family="text">
      <style:text-properties officeooo:rsid="0032e5fb"/>
    </style:style>
    <style:style style:name="T29" style:family="text">
      <style:text-properties officeooo:rsid="00339091"/>
    </style:style>
    <style:style style:name="T30" style:family="text">
      <style:text-properties officeooo:rsid="0032b512"/>
    </style:style>
    <style:style style:name="T31" style:family="text">
      <style:text-properties officeooo:rsid="00367561"/>
    </style:style>
    <style:style style:name="T32" style:family="text">
      <style:text-properties officeooo:rsid="0037f001"/>
    </style:style>
    <style:style style:name="T33" style:family="text">
      <style:text-properties officeooo:rsid="003911c3"/>
    </style:style>
    <style:style style:name="T34" style:family="text">
      <style:text-properties officeooo:rsid="003a77cc"/>
    </style:style>
    <style:style style:name="T35" style:family="text">
      <style:text-properties officeooo:rsid="003a8dc3"/>
    </style:style>
    <style:style style:name="T36" style:family="text">
      <style:text-properties officeooo:rsid="003be179"/>
    </style:style>
    <style:style style:name="T37" style:family="text">
      <style:text-properties officeooo:rsid="003d0c10"/>
    </style:style>
    <style:style style:name="T38" style:family="text">
      <style:text-properties officeooo:rsid="00411ae1"/>
    </style:style>
    <style:style style:name="T39" style:family="text">
      <style:text-properties officeooo:rsid="0042d197"/>
    </style:style>
    <style:style style:name="T40" style:family="text">
      <style:text-properties officeooo:rsid="0044979a"/>
    </style:style>
    <style:style style:name="T41" style:family="text">
      <style:text-properties officeooo:rsid="0043cd7a"/>
    </style:style>
    <style:style style:name="T42" style:family="text">
      <style:text-properties officeooo:rsid="00498b3e"/>
    </style:style>
    <style:style style:name="T43" style:family="text">
      <style:text-properties officeooo:rsid="004997c2"/>
    </style:style>
    <style:style style:name="T44" style:family="text">
      <style:text-properties officeooo:rsid="004ad436"/>
    </style:style>
    <style:style style:name="T45" style:family="text">
      <style:text-properties officeooo:rsid="002cf631"/>
    </style:style>
    <style:style style:name="T46" style:family="text">
      <style:text-properties officeooo:rsid="002ed098"/>
    </style:style>
    <style:style style:name="T47" style:family="text">
      <style:text-properties officeooo:rsid="0030cec7"/>
    </style:style>
    <style:style style:name="T48" style:family="text">
      <style:text-properties officeooo:rsid="0030e720"/>
    </style:style>
    <style:style style:name="T49" style:family="text">
      <style:text-properties officeooo:rsid="003118d8"/>
    </style:style>
    <style:style style:name="T50" style:family="text">
      <style:text-properties officeooo:rsid="0032a0c7"/>
    </style:style>
    <style:style style:name="T51" style:family="text">
      <style:text-properties officeooo:rsid="00342903"/>
    </style:style>
    <style:style style:name="T52" style:family="text">
      <style:text-properties officeooo:rsid="003509e6"/>
    </style:style>
    <style:style style:name="T53" style:family="text">
      <style:text-properties officeooo:rsid="003524dd"/>
    </style:style>
    <style:style style:name="T54" style:family="text">
      <style:text-properties officeooo:rsid="00357482"/>
    </style:style>
    <style:style style:name="T55" style:family="text">
      <style:text-properties officeooo:rsid="0036c4a7"/>
    </style:style>
    <style:style style:name="T56" style:family="text">
      <style:text-properties officeooo:rsid="00387301"/>
    </style:style>
    <style:style style:name="T57" style:family="text">
      <style:text-properties officeooo:rsid="0039fd1b"/>
    </style:style>
    <style:style style:name="T58" style:family="text">
      <style:text-properties officeooo:rsid="003b2a9b"/>
    </style:style>
    <style:style style:name="T59" style:family="text">
      <style:text-properties officeooo:rsid="003e8a4e"/>
    </style:style>
    <style:style style:name="T60" style:family="text">
      <style:text-properties officeooo:rsid="00405d94"/>
    </style:style>
    <style:style style:name="T61" style:family="text">
      <style:text-properties officeooo:rsid="00418488"/>
    </style:style>
    <style:style style:name="T62" style:family="text">
      <style:text-properties officeooo:rsid="0041c9fd"/>
    </style:style>
    <style:style style:name="T63" style:family="text">
      <style:text-properties officeooo:rsid="0043761f"/>
    </style:style>
    <style:style style:name="T64" style:family="text">
      <style:text-properties officeooo:rsid="004531bb"/>
    </style:style>
    <style:style style:name="T65" style:family="text">
      <style:text-properties officeooo:rsid="0046e7f0"/>
    </style:style>
    <style:style style:name="T66" style:family="text">
      <style:text-properties officeooo:rsid="00488118"/>
    </style:style>
    <style:style style:name="T67" style:family="text">
      <style:text-properties officeooo:rsid="004d82d2"/>
    </style:style>
    <style:style style:name="T68" style:family="text">
      <style:text-properties officeooo:rsid="004efd12"/>
    </style:style>
    <style:style style:name="T69" style:family="text">
      <style:text-properties officeooo:rsid="0050d974"/>
    </style:style>
    <style:style style:name="T70" style:family="text">
      <style:text-properties officeooo:rsid="0053d5f0"/>
    </style:style>
    <style:style style:name="T71" style:family="text">
      <style:text-properties officeooo:rsid="0052439d"/>
    </style:style>
    <style:style style:name="T72" style:family="text">
      <style:text-properties officeooo:rsid="0056d05e"/>
    </style:style>
    <style:style style:name="T73" style:family="text">
      <style:text-properties officeooo:rsid="005b4df0"/>
    </style:style>
    <style:style style:name="T74" style:family="text">
      <style:text-properties officeooo:rsid="0060d96d"/>
    </style:style>
    <style:style style:name="T75"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76"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S Gothic" style:font-size-asian="14pt" style:font-style-asian="normal" style:font-weight-asian="normal" style:font-name-complex="Tahoma1" style:font-size-complex="14pt" style:font-style-complex="normal" style:font-weight-complex="normal" style:text-emphasize="none" style:font-relief="none"/>
    </style:style>
    <style:style style:name="T7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 svg:stroke-width="0.102cm" svg:stroke-color="#000000" draw:marker-start="" draw:marker-start-width="0.457cm" draw:marker-start-center="false" draw:marker-end="" draw:marker-end-width="0.457cm" draw:marker-end-center="false" draw:fill="solid" draw:fill-color="#cfe7f5" draw:textarea-horizontal-align="justify" draw:textarea-vertical-align="middle" draw:auto-grow-height="false" fo:min-height="2.577cm" fo:min-width="3.383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4" svg:stroke-width="0.102cm" svg:stroke-color="#000000" draw:marker-start="" draw:marker-start-width="0.457cm" draw:marker-start-center="false" draw:marker-end="" draw:marker-end-width="0.457cm" draw:marker-end-center="false" draw:fill="solid" draw:fill-color="#abb400" draw:textarea-horizontal-align="justify" draw:textarea-vertical-align="middle" draw:auto-grow-height="false" fo:min-height="2.577cm" fo:min-width="3.38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5" svg:stroke-width="0.102cm" svg:stroke-color="#000000" draw:marker-start="" draw:marker-start-width="0.457cm" draw:marker-start-center="false" draw:marker-end="" draw:marker-end-width="0.457cm" draw:marker-end-center="false" draw:fill="solid" draw:fill-color="#ffd320" draw:textarea-horizontal-align="justify" draw:textarea-vertical-align="middle" draw:auto-grow-height="false" fo:min-height="2.579cm" fo:min-width="3.383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6" svg:stroke-width="0.102cm" svg:stroke-color="#000000" draw:marker-start="" draw:marker-start-width="0.457cm" draw:marker-start-center="false" draw:marker-end="" draw:marker-end-width="0.457cm" draw:marker-end-center="false" draw:fill="solid" draw:fill-color="#ffffcc" draw:textarea-horizontal-align="justify" draw:textarea-vertical-align="middle" draw:auto-grow-height="false" fo:min-height="0.36cm" fo:min-width="2.00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7" svg:stroke-width="0.102cm" svg:stroke-color="#000000" draw:marker-start="" draw:marker-start-width="0.457cm" draw:marker-start-center="false" draw:marker-end="" draw:marker-end-width="0.457cm" draw:marker-end-center="false" draw:fill="solid" draw:fill-color="#ffffcc" draw:textarea-horizontal-align="justify" draw:textarea-vertical-align="middle" draw:auto-grow-height="false" fo:min-height="0.358cm" fo:min-width="2.00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8" svg:stroke-width="0.102cm" svg:stroke-color="#000000" draw:marker-start="" draw:marker-start-width="0.457cm" draw:marker-start-center="false" draw:marker-end="" draw:marker-end-width="0.457cm" draw:marker-end-center="false" draw:fill="solid" draw:fill-color="#ffffcc" draw:textarea-horizontal-align="justify" draw:textarea-vertical-align="middle" draw:auto-grow-height="false" fo:min-height="0.356cm" fo:min-width="2.00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9" svg:stroke-width="0.102cm" svg:stroke-color="#000000" draw:marker-start="" draw:marker-start-width="0.457cm" draw:marker-start-center="false" draw:marker-end="" draw:marker-end-width="0.457cm" draw:marker-end-center="false" draw:fill="solid" draw:fill-color="#99ccff" draw:textarea-horizontal-align="justify" draw:textarea-vertical-align="middle" draw:auto-grow-height="false" fo:min-height="10.351cm" fo:min-width="1.69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0" svg:stroke-width="0.102cm" svg:stroke-color="#000000" draw:marker-start="" draw:marker-start-width="0.457cm" draw:marker-start-center="false" draw:marker-end="" draw:marker-end-width="0.457cm" draw:marker-end-center="false" draw:fill="solid" draw:fill-color="#99ccff" draw:textarea-horizontal-align="justify" draw:textarea-vertical-align="middle" draw:auto-grow-height="false" fo:min-height="5.316cm" fo:min-width="3.2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11" svg:stroke-width="0.102cm" svg:stroke-color="#000000" draw:marker-start="Arrow" draw:marker-start-width="0.305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12" svg:stroke-width="0.102cm" svg:stroke-color="#000000" draw:marker-start="" draw:marker-start-width="0.457cm" draw:marker-start-center="false" draw:marker-end="" draw:marker-end-width="0.457cm" draw:marker-end-center="false" draw:fill="solid" draw:fill-color="#99ccff" draw:textarea-horizontal-align="justify" draw:textarea-vertical-align="middle" draw:auto-grow-height="false" fo:min-height="0.261cm" fo:min-width="1.785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3" svg:stroke-width="0.102cm" svg:stroke-color="#000000" draw:marker-start="" draw:marker-start-width="0.457cm" draw:marker-start-center="false" draw:marker-end="" draw:marker-end-width="0.457cm" draw:marker-end-center="false" draw:fill="solid" draw:fill-color="#99ccff" draw:textarea-horizontal-align="justify" draw:textarea-vertical-align="middle" draw:auto-grow-height="false" fo:min-height="0.261cm" fo:min-width="1.78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4" svg:stroke-width="0.102cm" svg:stroke-color="#000000" draw:marker-start="" draw:marker-start-width="0.457cm" draw:marker-start-center="false" draw:marker-end="" draw:marker-end-width="0.457cm" draw:marker-end-center="false" draw:fill="solid" draw:fill-color="#99ccff" draw:textarea-horizontal-align="justify" draw:textarea-vertical-align="middle" draw:auto-grow-height="false" fo:min-height="0.261cm" fo:min-width="1.785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15" svg:stroke-width="0.102cm" svg:stroke-color="#000000" draw:marker-start="Arrow" draw:marker-start-width="0.305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6" svg:stroke-width="0.102cm" svg:stroke-color="#000000" draw:marker-start="Arrow" draw:marker-start-width="0.305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7" svg:stroke-width="0.102cm" svg:stroke-color="#000000" draw:marker-start="Arrow" draw:marker-start-width="0.305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8" svg:stroke-width="0.102cm" svg:stroke-color="#000000" draw:marker-start="Arrow" draw:marker-start-width="0.305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draw:stroke-dash="Dashed_20__28_var_29__20_19" svg:stroke-width="0.102cm" svg:stroke-color="#000000" draw:marker-start="" draw:marker-start-width="0.457cm" draw:marker-start-center="false" draw:marker-end="" draw:marker-end-width="0.457cm" draw:marker-end-center="false" draw:fill="none" draw:fill-color="#ffffff" draw:auto-grow-height="true" draw:auto-grow-width="false" fo:max-height="0cm" fo:min-height="3.653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20" svg:stroke-width="0.102cm" svg:stroke-color="#000000" draw:marker-start="" draw:marker-start-width="0.457cm" draw:marker-start-center="false" draw:marker-end="" draw:marker-end-width="0.457cm" draw:marker-end-center="false" draw:fill="solid" draw:fill-color="#99ccff" draw:textarea-horizontal-align="justify" draw:textarea-vertical-align="middle" draw:auto-grow-height="false" fo:min-height="1.838cm" fo:min-width="2.917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21" svg:stroke-width="0.102cm" svg:stroke-color="#000000" draw:marker-start="" draw:marker-start-width="0.457cm" draw:marker-start-center="false" draw:marker-end="" draw:marker-end-width="0.457cm" draw:marker-end-center="false" draw:fill="solid" draw:fill-color="#99ccff" draw:textarea-horizontal-align="justify" draw:textarea-vertical-align="middle" draw:auto-grow-height="false" fo:min-height="0.224cm" fo:min-width="0.55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draw:stroke-dash="Dashed_20__28_var_29__20_22" svg:stroke-width="0.102cm" svg:stroke-color="#000000" draw:marker-start="" draw:marker-start-width="0.457cm" draw:marker-start-center="false" draw:marker-end="" draw:marker-end-width="0.457cm" draw:marker-end-center="false" draw:fill="none" draw:fill-color="#ffffff" draw:auto-grow-height="true" draw:auto-grow-width="false" fo:max-height="0cm" fo:min-height="0.683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117"/>
      <text:p text:style-name="P117"/>
      <text:p text:style-name="P117"/>
      <text:p text:style-name="P117"/>
      <text:p text:style-name="P117"/>
      <text:p text:style-name="P117"/>
      <text:p text:style-name="P117"/>
      <text:p text:style-name="P117">YADL</text:p>
      <text:p text:style-name="P117">(Yet Another Dedup Library)</text:p>
      <text:p text:style-name="P129"/>
      <text:p text:style-name="P88"/>
      <text:p text:style-name="P115">INTRODUCTION</text:p>
      <text:p text:style-name="P86"/>
      <text:p text:style-name="P85"/>
      <text:p text:style-name="P114">MOTIVATION:</text:p>
      <text:p text:style-name="P91">The main motivation to develop this project is the concern about the amount of storage required to store the redundant data. This project is basically relied on making the storage of the redundant data in a more efficient manner.</text:p>
      <text:p text:style-name="P91"/>
      <text:p text:style-name="P114">OBJECTIVE:</text:p>
      <text:p text:style-name="P91">YADL is an attempt to provide a common user space a dedup linux library for file/block/object storage systems. The goal is to provide a stream interface(read/write) to these systems so that they save their data in de-duplicated format. It also aims at providing a very easy and simple management of the redundant data. It is used to reduce the space required to store the data. Storing the data when it is redundant will consume more space so this project aims at reducing this space of storage.</text:p>
      <text:p text:style-name="P91"/>
      <text:p text:style-name="P123">System Design:</text:p>
      <text:p text:style-name="P87"/>
      <text:p text:style-name="P93"/>
      <text:p text:style-name="P92"><draw:g text:anchor-type="paragraph" draw:z-index="0" draw:style-name="gr1"><draw:custom-shape draw:style-name="gr2" draw:text-style-name="P138" svg:width="3.885cm" svg:height="2.828cm" svg:x="0.062cm" svg:y="2.15cm"><text:p text:style-name="P137"><text:span text:style-name="T75">File</text:span></text:p><draw:enhanced-geometry svg:viewBox="0 0 21600 21600" draw:type="rectangle" draw:enhanced-path="M 0 0 L 21600 0 21600 21600 0 21600 0 0 Z N"/></draw:custom-shape><draw:custom-shape draw:style-name="gr3" draw:text-style-name="P138" svg:width="3.885cm" svg:height="2.828cm" svg:x="0cm" svg:y="9.819cm"><text:p text:style-name="P137"><text:span text:style-name="T75">Block</text:span></text:p><draw:enhanced-geometry svg:viewBox="0 0 21600 21600" draw:type="rectangle" draw:enhanced-path="M 0 0 L 21600 0 21600 21600 0 21600 0 0 Z N"/></draw:custom-shape><draw:custom-shape draw:style-name="gr4" draw:text-style-name="P138" svg:width="3.885cm" svg:height="2.83cm" svg:x="0.062cm" svg:y="5.981cm"><text:p text:style-name="P137"><text:span text:style-name="T75">Object</text:span></text:p><draw:enhanced-geometry svg:viewBox="0 0 21600 21600" draw:type="rectangle" draw:enhanced-path="M 0 0 L 21600 0 21600 21600 0 21600 0 0 Z N"/></draw:custom-shape><draw:custom-shape draw:style-name="gr5" draw:text-style-name="P138" svg:width="2.504cm" svg:height="0.611cm" draw:transform="skewX (-0.00296705972839036) translate (1.36701388888889cm 12.0314861111111cm)"><text:p text:style-name="P137"><text:span text:style-name="T75">Metadata</text:span></text:p><draw:enhanced-geometry svg:viewBox="0 0 21600 21600" draw:type="rectangle" draw:enhanced-path="M 0 0 L 21600 0 21600 21600 0 21600 0 0 Z N"/></draw:custom-shape><draw:custom-shape draw:style-name="gr6" draw:text-style-name="P138" svg:width="2.504cm" svg:height="0.609cm" svg:x="1.441cm" svg:y="8.191cm"><text:p text:style-name="P137"><text:span text:style-name="T75">Metadata</text:span></text:p><draw:enhanced-geometry svg:viewBox="0 0 21600 21600" draw:type="rectangle" draw:enhanced-path="M 0 0 L 21600 0 21600 21600 0 21600 0 0 Z N"/></draw:custom-shape><draw:custom-shape draw:style-name="gr7" draw:text-style-name="P138" svg:width="2.504cm" svg:height="0.608cm" svg:x="1.441cm" svg:y="4.353cm"><text:p text:style-name="P137"><text:span text:style-name="T75">Metadata</text:span></text:p><draw:enhanced-geometry svg:viewBox="0 0 21600 21600" draw:type="rectangle" draw:enhanced-path="M 0 0 L 21600 0 21600 21600 0 21600 0 0 Z N"/></draw:custom-shape><draw:custom-shape draw:style-name="gr8" draw:text-style-name="P139" svg:width="2.197cm" svg:height="10.602cm" svg:x="6.8cm" svg:y="2.058cm"><text:p text:style-name="P137"><text:span text:style-name="T76">YADL API</text:span></text:p><draw:enhanced-geometry svg:viewBox="0 0 21600 21600" draw:type="rectangle" draw:enhanced-path="M 0 0 L 21600 0 21600 21600 0 21600 0 0 Z N"/></draw:custom-shape><draw:custom-shape draw:style-name="gr9" draw:text-style-name="P138" svg:width="3.712cm" svg:height="5.568cm" svg:x="10.202cm" svg:y="4.757cm"><text:p text:style-name="P137"><text:span text:style-name="T75">YADL Engine</text:span></text:p><draw:enhanced-geometry svg:viewBox="0 0 21600 21600" draw:type="rectangle" draw:enhanced-path="M 0 0 L 21600 0 21600 21600 0 21600 0 0 Z N"/></draw:custom-shape><draw:line draw:style-name="gr10" draw:text-style-name="P140" svg:x1="8.999cm" svg:y1="5.233cm" svg:x2="10.206cm" svg:y2="5.251cm"><text:p/></draw:line><draw:custom-shape draw:style-name="gr11" draw:text-style-name="P139" svg:width="2.855cm" svg:height="1.022cm" svg:x="3.946cm" svg:y="2.88cm"><text:p text:style-name="P137"><text:span text:style-name="T76">Stream</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139" svg:width="2.855cm" svg:height="1.022cm" svg:x="3.948cm" svg:y="6.852cm"><text:p text:style-name="P137"><text:span text:style-name="T76">Stream</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139" svg:width="2.855cm" svg:height="1.024cm" svg:x="3.948cm" svg:y="10.558cm"><text:p text:style-name="P137"><text:span text:style-name="T76">Stream</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14" draw:text-style-name="P140" svg:x1="8.999cm" svg:y1="5.895cm" svg:x2="10.206cm" svg:y2="5.913cm"><text:p/></draw:line><draw:line draw:style-name="gr15" draw:text-style-name="P140" svg:x1="8.999cm" svg:y1="6.558cm" svg:x2="10.206cm" svg:y2="6.576cm"><text:p/></draw:line><draw:line draw:style-name="gr16" draw:text-style-name="P140" svg:x1="8.999cm" svg:y1="7.149cm" svg:x2="10.206cm" svg:y2="7.167cm"><text:p/></draw:line><draw:line draw:style-name="gr17" draw:text-style-name="P140" svg:x1="8.999cm" svg:y1="9.735cm" svg:x2="10.206cm" svg:y2="9.753cm"><text:p/></draw:line><draw:frame draw:style-name="gr18" draw:text-style-name="P142" svg:width="0.772cm" svg:height="3.904cm" svg:x="9.232cm" svg:y="7.401cm"><draw:text-box><text:p text:style-name="P141"><text:span text:style-name="T77">.</text:span></text:p><text:p text:style-name="P141"><text:span text:style-name="T77">.</text:span></text:p><text:p text:style-name="P141"><text:span text:style-name="T77">.</text:span></text:p><text:p text:style-name="P141"><text:span text:style-name="T77">.</text:span></text:p><text:p text:style-name="P141"><text:span text:style-name="T77"/></text:p></draw:text-box></draw:frame><draw:custom-shape draw:style-name="gr19" draw:text-style-name="P138" svg:width="3.417cm" svg:height="3.34cm" svg:x="15.235cm" svg:y="5.782cm"><text:p text:style-name="P137"><text:span text:style-name="T75">YADL Store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0" draw:text-style-name="P140" svg:width="1.322cm" svg:height="0.948cm" svg:x="13.914cm" svg:y="7.0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21" draw:text-style-name="P143" svg:width="4.142cm" svg:height="0.934cm" svg:x="10.089cm" svg:y="1.917cm"><draw:text-box><text:p text:style-name="P141"><text:span text:style-name="T75">YADL Library</text:span></text:p></draw:text-box></draw:frame></draw:g></text:p>
      <text:p text:style-name="P126"><text:span text:style-name="T1">Modules</text:span><text:span text:style-name="T2"> </text:span><text:span text:style-name="T1">:</text:span></text:p>
      <text:p text:style-name="P91">The system has the following modules:</text:p>
      <text:p text:style-name="P91">DEDUP FILE</text:p>
      <text:p text:style-name="P91">RESTORE FILE</text:p>
      <text:p text:style-name="P85"/>
      <text:p text:style-name="P85">D<text:span text:style-name="T6">EDUP FILE</text:span> :</text:p>
      <text:p text:style-name="P91">User has to input a file and the library generates blocks and hashes of th<text:span text:style-name="T6">at file</text:span> and store<text:span text:style-name="T6">s</text:span> details of blocks, <text:span text:style-name="T6">h</text:span>ashes in their appropriate files.</text:p>
      <text:p text:style-name="P96"/>
      <text:p text:style-name="P97"><text:span text:style-name="T4"><text:tab/>Block Generation : </text:span><text:span text:style-name="T7">Blocks of the file are generated. Blocks can be of fixed <text:tab/>size or variable size as provided by the user.</text:span></text:p>
      <text:p text:style-name="P85"><text:s/></text:p>
      <text:p text:style-name="P97"><text:span text:style-name="T4"><text:tab/>Hash Generation : </text:span><text:span text:style-name="T7">Hashes of the blocks are generated using hashing <text:tab/>algorithms such as sha1, md5, Rabin Karp - rolling hash algorithm </text:span><text:span text:style-name="T8">etc.</text:span><text:span text:style-name="T7"> as per <text:tab/>provided by the user. For fixed size, sha1, md5 are used and for variable size, <text:tab/>Rabin Karp algorithm is used.</text:span></text:p>
      <text:p text:style-name="P85"/>
      <text:p text:style-name="P96"><text:span text:style-name="T4"><text:tab/>Storage </text:span><text:span text:style-name="T5">D</text:span><text:span text:style-name="T4">etails :</text:span><text:span text:style-name="T7"> There are two type of storage used in dedup</text:span></text:p>
      <text:p text:style-name="P91"/>
      <text:p text:style-name="P96"><text:span text:style-name="T4"><text:tab/>1 : Default : </text:span><text:span text:style-name="T7">Details of hashes and blocks are stored in their appropriate files <text:tab/><text:tab/><text:tab/> <text:s/>and the dedup file details are store in file catalogue. And both the <text:tab/><text:tab/><text:tab/> <text:s/>hash and block details are stored in a stub file.</text:span></text:p>
      <text:p text:style-name="P91"/>
      <text:p text:style-name="P96"><text:span text:style-name="T4"><text:tab/>2 : Object :</text:span><text:span text:style-name="T7"> Here the entire hash itself is used to make directory and sub <text:tab/><text:tab/><text:tab/><text:tab/>directory. The first to characters of the hash is used to create root <text:tab/><text:tab/><text:tab/>directory. The next to character is used as sub directory and the <text:tab/><text:tab/><text:tab/>entire hash is the file name and inside this file is the block. And <text:tab/><text:tab/><text:tab/>both the hash and block details are stored in a stub file.</text:span></text:p>
      <text:p text:style-name="P85"/>
      <text:p text:style-name="P85"><text:span text:style-name="T6">RESTORE FILE</text:span>:</text:p>
      <text:p text:style-name="P91">User can restore the file that has been deleted using details stored in stub, block and hash files.</text:p>
      <text:p text:style-name="P125">SYSTEM IMPLEMENTATION :</text:p>
      <text:p text:style-name="P90"/>
      <text:p text:style-name="P116">BLOCK</text:p>
      <text:p text:style-name="P84">Functions:</text:p>
      <text:p text:style-name="P113"/>
      <text:p text:style-name="P94">1. int init_block_store(char* path);</text:p>
      <text:p text:style-name="P94">Function to create block store file, which stores the block/chunk and the length of the block.</text:p>
      <text:p text:style-name="P94">Input: char *path – Directory path where the block file must be created</text:p>
      <text:p text:style-name="P94">Output: On successful creation of the block file it returns 0,</text:p>
      <text:p text:style-name="P94"><text:tab/> <text:s text:c="2"/>-1 otherwise</text:p>
      <text:p text:style-name="P84"/>
      <text:p text:style-name="P66">2. int insert_block(vector_ptr list, size_t length);</text:p>
      <text:p text:style-name="P66">Function to write contents to the block file</text:p>
      <text:p text:style-name="P66">Input<text:span text:style-name="T9">s</text:span>: vector_ptr list – Which contains a chunck</text:p>
      <text:p text:style-name="P66"><text:s text:c="12"/>size_t length – Length of the contents to be written</text:p>
      <text:p text:style-name="P66">Output: 0 on successful insertion of block into the block store,</text:p>
      <text:p text:style-name="P66"><text:tab/> -1 otherwise</text:p>
      <text:p text:style-name="P66"/>
      <text:p text:style-name="P65"><text:span text:style-name="T10">3</text:span>. char* get_block(int pos, int *l)</text:p>
      <text:p text:style-name="P94">Function to get specific block from specified position in the block store</text:p>
      <text:p text:style-name="P94">Input<text:span text:style-name="T9">s</text:span>: int pos - <text:span text:style-name="T10">P</text:span>osition of block</text:p>
      <text:p text:style-name="P94"><text:s text:c="12"/>int *l – <text:span text:style-name="T10">Holds the length of the block retrieved</text:span></text:p>
      <text:p text:style-name="P94">Output: <text:span text:style-name="T11">String</text:span> which contains the block retrieved</text:p>
      <text:p text:style-name="P94"/>
      <text:p text:style-name="P95">4. <text:span text:style-name="T12">int fini_block_store();</text:span></text:p>
      <text:p text:style-name="P95">Close the block file</text:p>
      <text:p text:style-name="P94">in<text:span text:style-name="T10">put</text:span>: void</text:p>
      <text:p text:style-name="P94"><text:span text:style-name="T10">Output</text:span>: <text:span text:style-name="T10">Returns 0 on success,</text:span></text:p>
      <text:p text:style-name="P94"><text:tab/> -<text:span text:style-name="T10">1 otherwise</text:span></text:p>
      <text:p text:style-name="P94"/>
      <text:p text:style-name="P94"/>
      <text:p text:style-name="P101"/>
      <text:p text:style-name="P118">CATALOG</text:p>
      <text:p text:style-name="P83">Functions:</text:p>
      <text:p text:style-name="P63"/>
      <text:p text:style-name="P63">1. int init_catalog_store(char *path);</text:p>
      <text:p text:style-name="P65">Function to create <text:span text:style-name="T11">catalog</text:span> file, which stores the <text:span text:style-name="T11">absolute path of the file that are deduped and the size of the path.</text:span></text:p>
      <text:p text:style-name="P94">Input: char *path – Directory path where the <text:span text:style-name="T11">catalog</text:span> file must be created</text:p>
      <text:p text:style-name="P94">Output: On successful creation of the block file it returns 0,</text:p>
      <text:p text:style-name="P65"><text:tab/> -1 otherwise</text:p>
      <text:p text:style-name="P63"/>
      <text:p text:style-name="P63">2. int writecatalog(char* filename);</text:p>
      <text:p text:style-name="P63">Function to write the <text:span text:style-name="T13">length of the </text:span>full path of the deduped file <text:span text:style-name="T13">and the path,</text:span> to catalog store</text:p>
      <text:p text:style-name="P63">Input: char* filename - Filename of file that has been deduped</text:p>
      <text:p text:style-name="P63">Output: 0 if inserted successfully,</text:p>
      <text:p text:style-name="P63"><text:tab/> <text:s text:c="2"/>-1 otherwise</text:p>
      <text:p text:style-name="P63"/>
      <text:p text:style-name="P63">3. int readfilecatalog();</text:p>
      <text:p text:style-name="P63">Function to read all deduped files from the catalog store.</text:p>
      <text:p text:style-name="P63">Input: void</text:p>
      <text:p text:style-name="P63">Output: 0 if contents are read successfully,</text:p>
      <text:p text:style-name="P63"><text:tab/> -1 otherwise</text:p>
      <text:p text:style-name="P63"/>
      <text:p text:style-name="P63">4. int comparepath(char out[]);</text:p>
      <text:p text:style-name="P63">Function to compare absolute path of file in file catalog.</text:p>
      <text:p text:style-name="P63">Input: char out[] - Path of <text:span text:style-name="T14">the </text:span>file <text:span text:style-name="T14">to be compared with the catalog store</text:span></text:p>
      <text:p text:style-name="P63">Output: 0 if <text:span text:style-name="T14">the file is already deduped,</text:span></text:p>
      <text:p text:style-name="P63"><text:tab/> <text:span text:style-name="T14">1 if file is not deduped,</text:span></text:p>
      <text:p text:style-name="P63"><text:tab/> -<text:span text:style-name="T14">1 on error</text:span></text:p>
      <text:p text:style-name="P63"/>
      <text:p text:style-name="P63"><text:span text:style-name="T14">5. </text:span>int reset_catalog(char *file_path, char *path);</text:p>
      <text:p text:style-name="P64">Function to r<text:span text:style-name="T15">emove the specified file from the catalog store. This will create a temp catalog file with all the entries as in the catalog file, except the specified file. Then it will remove the original catlog file and rename the temp file with the name of the catalog file.</text:span></text:p>
      <text:p text:style-name="P64">Input<text:span text:style-name="T16">s</text:span>: char *file_path – <text:span text:style-name="T15">F</text:span>ile which has to be deleted from the catalog file</text:p>
      <text:p text:style-name="P64"><text:tab/>cha *path – Path of the catalog file</text:p>
      <text:p text:style-name="P64"><text:soft-page-break/>Output: Returns 0 on successful deletion of the entry from catalog store,</text:p>
      <text:p text:style-name="P64"><text:tab/> <text:s text:c="2"/>-1 otherwise</text:p>
      <text:p text:style-name="P64"/>
      <text:p text:style-name="P64">6. <text:span text:style-name="T11">int fini_catalog_store();</text:span></text:p>
      <text:p text:style-name="P63">Function to close <text:span text:style-name="T14">the catlog file.</text:span></text:p>
      <text:p text:style-name="P63"><text:span text:style-name="T14">Input</text:span>: void</text:p>
      <text:p text:style-name="P63"><text:span text:style-name="T14">Output:</text:span> 0 if closed successfully,</text:p>
      <text:p text:style-name="P63"><text:tab/> <text:s text:c="2"/>-<text:span text:style-name="T14">1 otherwise</text:span></text:p>
      <text:p text:style-name="P112"/>
      <text:p text:style-name="P112"/>
      <text:p text:style-name="P112">CLEAN_BUFF</text:p>
      <text:p text:style-name="P82">Function:</text:p>
      <text:p text:style-name="P62"/>
      <text:p text:style-name="P62">void clean_buff(char **buffer);</text:p>
      <text:p text:style-name="P62">Function to clean the buffer contents.</text:p>
      <text:p text:style-name="P62">Input: char **buffer – Pointer to a character array which is to be freed</text:p>
      <text:p text:style-name="P62">Output: void</text:p>
      <text:p text:style-name="P62"/>
      <text:p text:style-name="P102"/>
      <text:p text:style-name="P102"/>
      <text:p text:style-name="P102">DEDUP</text:p>
      <text:p text:style-name="P81">Functions:</text:p>
      <text:p text:style-name="P81"/>
      <text:p text:style-name="P56">1. int get_hash(int hash_type,char** hash,int *h_length, vector_ptr list);</text:p>
      <text:p text:style-name="P56">Function to get hash of a particular block stored in the vector, using the specified hash function</text:p>
      <text:p text:style-name="P56">Inputs: vector_ptr list - Block contents strored in vector, which has to be hashed</text:p>
      <text:p text:style-name="P56"><text:tab/>int length - Length of buffer</text:p>
      <text:p text:style-name="P56"><text:s text:c="8"/><text:tab/>int hash_type - Type of hash (sha1 or md5)</text:p>
      <text:p text:style-name="P56"><text:tab/>char** hash – Pointer to a character array, in wich the hash value should be stored</text:p>
      <text:p text:style-name="P56"><text:tab/>int *h_length - Length of hash generated</text:p>
      <text:p text:style-name="P56">Output: Returns 0 on success,</text:p>
      <text:p text:style-name="P56"><text:tab/> -1 otherwise</text:p>
      <text:p text:style-name="P56"/>
      <text:p text:style-name="P56"/>
      <text:p text:style-name="P127"><text:span text:style-name="T17">2. </text:span>int get_next_chunk(int fd_input, int chunk_type, int block_size, char **buffer, int *length);</text:p>
      <text:p text:style-name="P56">Function to get chunk from <text:span text:style-name="T18">the input file which is to be deduped. The chunk will be retrieved based on the chunk type (Fixed or Variable).</text:span></text:p>
      <text:p text:style-name="P56"><text:span text:style-name="T18">Inputs</text:span>: char **buffer – <text:span text:style-name="T18">Pointer to a character array, where the retrieved chunk should be stored</text:span></text:p>
      <text:p text:style-name="P56"><text:tab/><text:span text:style-name="T18">int *</text:span>length – <text:span text:style-name="T18">Stores the length of the block retrieved</text:span></text:p>
      <text:p text:style-name="P56"><text:tab/>int fd_input – <text:span text:style-name="T18">File descriptor of the input file</text:span></text:p>
      <text:p text:style-name="P56"><text:s/><text:tab/>int chunk_type - <text:span text:style-name="T18">T</text:span>ype of chunk<text:span text:style-name="T18">ing (Fixed or variable)</text:span></text:p>
      <text:p text:style-name="P56"><text:tab/><text:span text:style-name="T18">int block_size – In case of fixed chunking the value will be an integer value greater than 0, <text:tab/><text:tab/><text:tab/>else if the chunk type is variable, then the value will be 0.</text:span></text:p>
      <text:p text:style-name="P56"><text:span text:style-name="T18">Output</text:span>: 0 if <text:span text:style-name="T18">chunk is retrieved successfully,</text:span></text:p>
      <text:p text:style-name="P56"><text:tab/> <text:s/>-<text:span text:style-name="T18">1 otherwise</text:span></text:p>
      <text:p text:style-name="P56"/>
      <text:p text:style-name="P61">3. <text:span text:style-name="T19">int chunk_store(vector_ptr list, char *hash, int length, int h_length, int e_offset, int b_offset, int fd_stub, int store_type, char *store_path)</text:span></text:p>
      <text:p text:style-name="P61"><text:span text:style-name="T20">Function to </text:span>store the retrieved<text:span text:style-name="T20"> </text:span>chunk<text:span text:style-name="T20"> to block store </text:span>along with the length of the chunk.</text:p>
      <text:p text:style-name="P56"><text:span text:style-name="T18">Inputs</text:span>: vector_ptr list - <text:span text:style-name="T18">B</text:span>uffer containing <text:span text:style-name="T18">the retrieved chunk</text:span></text:p>
      <text:p text:style-name="P56"><text:tab/><text:span text:style-name="T21">int</text:span> length - <text:span text:style-name="T18">S</text:span>ize of block <text:span text:style-name="T18">the block to be stored</text:span></text:p>
      <text:p text:style-name="P56"><text:tab/>char *hash - <text:span text:style-name="T18">H</text:span>ash value of <text:span text:style-name="T18">the </text:span>chunk</text:p>
      <text:p text:style-name="P56"><text:tab/>int h_length - <text:span text:style-name="T18">L</text:span>ength of the hash</text:p>
      <text:p text:style-name="P56"><text:tab/>int store_<text:span text:style-name="T21">type</text:span> - <text:span text:style-name="T18">T</text:span>ype of store <text:span text:style-name="T18">(Default or Object)</text:span></text:p>
      <text:p text:style-name="P56"><text:tab/>int e_offset - Ending offset <text:span text:style-name="T21">of the chunk</text:span></text:p>
      <text:p text:style-name="P56"><text:tab/>int b_offset - Beginning offset <text:span text:style-name="T21">of the chunk</text:span></text:p>
      <text:p text:style-name="P59"><text:tab/>int <text:s/>fd_stub – File descriptor of the stub file</text:p>
      <text:p text:style-name="P59"><text:tab/>char *store_path – Path of the object store</text:p>
      <text:p text:style-name="P60">Output: 0 on success,</text:p>
      <text:p text:style-name="P59"><text:tab/> <text:s/>-<text:span text:style-name="T22">1 otherwise</text:span></text:p>
      <text:p text:style-name="P56"/>
      <text:p text:style-name="P58">4. <text:span text:style-name="T17">int dedup_file (namespace_dtl namespace_input, char *file_path);</text:span></text:p>
      <text:p text:style-name="P57">Function to dedup a file <text:span text:style-name="T23">using the given namespace</text:span>.</text:p>
      <text:p text:style-name="P57">Input<text:span text:style-name="T23">s</text:span>: <text:span text:style-name="T23">namespace_stl namespace_input – Namespace to be used while deduping</text:span></text:p>
      <text:p text:style-name="P57"><text:tab/><text:span text:style-name="T23">char *file_path – Absolute path of the file to be deduped</text:span></text:p>
      <text:p text:style-name="P57">Output: <text:span text:style-name="T23">Returns 0 on successful deduplication of the specified file,</text:span></text:p>
      <text:p text:style-name="P57"><text:tab/> <text:s/>-<text:span text:style-name="T23">1 otherwise</text:span></text:p>
      <text:p text:style-name="P57"/>
      <text:p text:style-name="P57"/>
      <text:p text:style-name="P111"><text:soft-page-break/>DELETE</text:p>
      <text:p text:style-name="P80">Function:</text:p>
      <text:p text:style-name="P80"/>
      <text:p text:style-name="P35">int delete_file();</text:p>
      <text:p text:style-name="P35">Function to delete file from a directory, which is already deduped.</text:p>
      <text:p text:style-name="P35">Input: void</text:p>
      <text:p text:style-name="P35">Output: <text:span text:style-name="T24">0 on successful deletion of the file,</text:span></text:p>
      <text:p text:style-name="P35"><text:tab/> <text:s/>-<text:span text:style-name="T24">1 otherwise</text:span></text:p>
      <text:p text:style-name="P35"/>
      <text:p text:style-name="P35"/>
      <text:p text:style-name="P35"/>
      <text:p text:style-name="P110">HASH</text:p>
      <text:p text:style-name="P79">Functions:</text:p>
      <text:p text:style-name="P36"/>
      <text:p text:style-name="P36">1. int init_hash_store();</text:p>
      <text:p text:style-name="P36">Function to create hash store</text:p>
      <text:p text:style-name="P36">Input: void</text:p>
      <text:p text:style-name="P36">Output: 0 if hash store iscreated successfully,</text:p>
      <text:p text:style-name="P36"><text:tab/> <text:s/>-1 otherwise</text:p>
      <text:p text:style-name="P36"/>
      <text:p text:style-name="P36">2. int insert_hash(char *buff, int offset);</text:p>
      <text:p text:style-name="P36">Function to insert hash and the offset of the block in block store which generated the hash, to hash store</text:p>
      <text:p text:style-name="P36">Inputs: char *buff - Buffer that contains the hash</text:p>
      <text:p text:style-name="P36"><text:tab/> int offset - Starting position of the block in the block store, which generated the hash in the <text:tab/><text:tab/> <text:s text:c="6"/>buffer</text:p>
      <text:p text:style-name="P36">Output: 0 on successful insertion of the hash to the hash store,</text:p>
      <text:p text:style-name="P36"><text:tab/> <text:s/>-1 otherwise</text:p>
      <text:p text:style-name="P36"/>
      <text:p text:style-name="P55">3. <text:span text:style-name="T25">int searchhash(char *out);</text:span></text:p>
      <text:p text:style-name="P36">Function to check whether <text:span text:style-name="T26">a</text:span> hash is already present or not <text:span text:style-name="T26">in the hash store</text:span>.</text:p>
      <text:p text:style-name="P36"><text:span text:style-name="T26">Input</text:span>: char *out - <text:span text:style-name="T26">I</text:span>nput hash</text:p>
      <text:p text:style-name="P36"><text:span text:style-name="T26">Output</text:span>: <text:span text:style-name="T26">Returns</text:span> 0 if hash <text:span text:style-name="T26">is </text:span>already present,</text:p>
      <text:p text:style-name="P36"><text:tab/> <text:s/>-<text:span text:style-name="T26">1 otherwise</text:span></text:p>
      <text:p text:style-name="P36"/>
      <text:p text:style-name="P55"><text:soft-page-break/>4. <text:span text:style-name="T25">int getposition(char* hash);</text:span></text:p>
      <text:p text:style-name="P36">Function to get the position of specifi<text:span text:style-name="T27">ed</text:span> hash <text:span text:style-name="T27">in the block store, which is stored in the hash file.</text:span></text:p>
      <text:p text:style-name="P36"><text:span text:style-name="T26">Input</text:span>: char* hash – <text:span text:style-name="T27">H</text:span>ash <text:span text:style-name="T27">whose position is to be found</text:span></text:p>
      <text:p text:style-name="P55">Output: Returns 0 on success,</text:p>
      <text:p text:style-name="P36"><text:tab/> <text:s/>-<text:span text:style-name="T27">1 otherwise</text:span></text:p>
      <text:p text:style-name="P36"/>
      <text:p text:style-name="P54">5. <text:span text:style-name="T25">int fini_hash_store();</text:span></text:p>
      <text:p text:style-name="P36">Function to c<text:span text:style-name="T27">lose the hash file</text:span></text:p>
      <text:p text:style-name="P36"><text:span text:style-name="T27">I</text:span>n<text:span text:style-name="T27">put</text:span>: void</text:p>
      <text:p text:style-name="P36"><text:span text:style-name="T27">Output</text:span>: <text:span text:style-name="T27">Returns 0 if file is closed successfully,</text:span></text:p>
      <text:p text:style-name="P36"><text:tab/> <text:s/>-<text:span text:style-name="T27">1 otherwise</text:span></text:p>
      <text:p text:style-name="P36"/>
      <text:p text:style-name="P36"/>
      <text:p text:style-name="P36"/>
      <text:p text:style-name="P109">MD5</text:p>
      <text:p text:style-name="P36"><text:span text:style-name="T3">Function:</text:span> </text:p>
      <text:p text:style-name="P36"/>
      <text:p text:style-name="P37">DIGEST *str2md5(vector_ptr list)</text:p>
      <text:p text:style-name="P37">Function to implement and get the MD5 hash digest of the given chunk.</text:p>
      <text:p text:style-name="P37">Input: vector_ptr list – Linked list of the chunk, which is to be hashed</text:p>
      <text:p text:style-name="P37">Output: DIGEST – Holds the hash value of the given chunk</text:p>
      <text:p text:style-name="P37"/>
      <text:p text:style-name="P37"/>
      <text:p text:style-name="P37"/>
      <text:p text:style-name="P108">NAMESPACE</text:p>
      <text:p text:style-name="P78">Functions:</text:p>
      <text:p text:style-name="P38"/>
      <text:p text:style-name="P38">1. void print_usage (FILE *stream, int exit_code);</text:p>
      <text:p text:style-name="P38">Function to to give correct information to use the various instructions of the namespace.</text:p>
      <text:p text:style-name="P38">Inputs: FILE *stream - Type of error</text:p>
      <text:p text:style-name="P38"><text:tab/>int exit_code - Exit code</text:p>
      <text:p text:style-name="P38">Output:</text:p>
      <text:p text:style-name="P38"><text:s text:c="8"/>void</text:p>
      <text:p text:style-name="P38"/>
      <text:p text:style-name="P38"/>
      <text:p text:style-name="P128"><text:span text:style-name="T28">2. </text:span>int start_program(int argc, char **argv, char *namespace_path);</text:p>
      <text:p text:style-name="P38">Function to take the command line argument<text:span text:style-name="T28">s</text:span> and assign the values for <text:span text:style-name="T28">a particular</text:span> namespace and assigns <text:span text:style-name="T28">particular</text:span> operations.</text:p>
      <text:p text:style-name="P38">Input<text:span text:style-name="T28">s</text:span>: int argc - Number of argument</text:p>
      <text:p text:style-name="P38"><text:tab/>char **argv - Command line arguments</text:p>
      <text:p text:style-name="P38"><text:s text:c="8"/><text:tab/>char *namespace_path - Path of the namespac<text:span text:style-name="T28">e</text:span></text:p>
      <text:p text:style-name="P38">Output: Return 0 on success,</text:p>
      <text:p text:style-name="P38"><text:tab/> <text:s/>-1 o<text:span text:style-name="T29">therwise</text:span></text:p>
      <text:p text:style-name="P38"/>
      <text:p text:style-name="P38"><text:span text:style-name="T29">3. </text:span>int file_operation(enum OPTIONS flag, char *filename, char *namespace_path, namespace_dtl set_namespace, minhash_config minhash_config_dtl);</text:p>
      <text:p text:style-name="P38"><text:span text:style-name="T29">Functi</text:span>on to call different file operation functions with va<text:span text:style-name="T29">l</text:span>id inputs, <text:span text:style-name="T29">and to </text:span>initiate various stores.</text:p>
      <text:p text:style-name="P38">Input<text:span text:style-name="T29">s</text:span>: enum OPTIONS flag - Notifies which file operation to be performed</text:p>
      <text:p text:style-name="P38"><text:s text:c="8"/>char *filename - File <text:span text:style-name="T29">on which the operation to be applied</text:span>.</text:p>
      <text:p text:style-name="P38"><text:s text:c="8"/>char *namespace_path - Path of the namespace.</text:p>
      <text:p text:style-name="P38"><text:s text:c="8"/>namespace_dtl set_namespace - Contains namespace information to perform file operations</text:p>
      <text:p text:style-name="P38">Output: <text:s/>Return<text:span text:style-name="T29">s</text:span> 0 on success,</text:p>
      <text:p text:style-name="P38"><text:tab/> <text:s text:c="2"/>-1 o<text:span text:style-name="T29">therwise</text:span></text:p>
      <text:p text:style-name="P38"/>
      <text:p text:style-name="P53">4. <text:span text:style-name="T30">int create_namespace(char *namespace_path, namespace_dtl set_namespace);</text:span></text:p>
      <text:p text:style-name="P38">Function to create the namespace with given arguments.</text:p>
      <text:p text:style-name="P38">Input<text:span text:style-name="T31">s</text:span>: char *namespace_path - Path of the namespace.</text:p>
      <text:p text:style-name="P38"><text:s text:c="8"/><text:tab/>namespace_dtl set_namespace - Contains namespace information to creat<text:span text:style-name="T31">e </text:span>namespace</text:p>
      <text:p text:style-name="P38">Output: Return<text:span text:style-name="T31">s</text:span> 0 on success<text:span text:style-name="T31">ful creation of namespace,</text:span></text:p>
      <text:p text:style-name="P38"><text:tab/> -1 o<text:span text:style-name="T31">therwise</text:span></text:p>
      <text:p text:style-name="P38"/>
      <text:p text:style-name="P53">5. <text:span text:style-name="T30">int namespace_info(char *namespace_path, namespace_dtl set_namespace);</text:span></text:p>
      <text:p text:style-name="P38">Function to display the info<text:span text:style-name="T32">rmation</text:span> of <text:span text:style-name="T32">a</text:span> p<text:span text:style-name="T32">a</text:span>rticular namespace and info<text:span text:style-name="T32">rmation</text:span> of all namespace<text:span text:style-name="T32">s.</text:span></text:p>
      <text:p text:style-name="P38">Input<text:span text:style-name="T32">s</text:span>: char *namespace_path - Path of the namespace</text:p>
      <text:p text:style-name="P38"><text:s text:c="5"/><text:tab/>namespace_dtl set_namespace - Contains namespace information</text:p>
      <text:p text:style-name="P38">Output: Return<text:span text:style-name="T32">s</text:span> 0 on success,</text:p>
      <text:p text:style-name="P38"><text:tab/> -1 o<text:span text:style-name="T32">therwise</text:span></text:p>
      <text:p text:style-name="P38"/>
      <text:p text:style-name="P52">6. <text:span text:style-name="T30">int list_namespace(int argc, char *namespace_path);</text:span></text:p>
      <text:p text:style-name="P52"><text:span text:style-name="T30">Function to list the namespace</text:span>s<text:span text:style-name="T30"> that are </text:span>already exists<text:span text:style-name="T30">.</text:span></text:p>
      <text:p text:style-name="P38"><text:soft-page-break/>Input: int argc - Number of arguments</text:p>
      <text:p text:style-name="P38"><text:s text:c="10"/>char *namespace_path - Path of the namespace</text:p>
      <text:p text:style-name="P38">Output: Return<text:span text:style-name="T33">s</text:span> 0 on success,</text:p>
      <text:p text:style-name="P38"><text:tab/> -1 o<text:span text:style-name="T33">therwise</text:span></text:p>
      <text:p text:style-name="P38"/>
      <text:p text:style-name="P51">7. <text:span text:style-name="T30">int delete_namespace(char *namespace_path, namespace_dtl set_namespace);</text:span></text:p>
      <text:p text:style-name="P51"><text:span text:style-name="T30">Function to delete </text:span>a <text:span text:style-name="T30">namespace.</text:span></text:p>
      <text:p text:style-name="P38">Input<text:span text:style-name="T34">s</text:span>: char *namespace_path - Path of the namespace</text:p>
      <text:p text:style-name="P38"><text:s text:c="8"/><text:tab/>namespace_dtl set_namespace - Contains namespace information to perform delete <text:tab/><text:tab/><text:tab/><text:tab/><text:tab/><text:tab/> <text:s text:c="4"/>operations</text:p>
      <text:p text:style-name="P38">Output: Return<text:span text:style-name="T34">s</text:span> 0 on success<text:span text:style-name="T34">ful deletion of the namespace,</text:span></text:p>
      <text:p text:style-name="P38"><text:tab/> -1 <text:span text:style-name="T34">otherwise</text:span></text:p>
      <text:p text:style-name="P38"/>
      <text:p text:style-name="P50">8. i<text:span text:style-name="T30">nt clear_store(char *store_path);</text:span></text:p>
      <text:p text:style-name="P38">Function to reset the namespace by deleting all stores of p<text:span text:style-name="T35">a</text:span>rticular namespace</text:p>
      <text:p text:style-name="P38">Input<text:span text:style-name="T36">s</text:span>: char *store_path - Path of the store<text:span text:style-name="T36">s</text:span>.</text:p>
      <text:p text:style-name="P38">Output: Return 0 on success<text:span text:style-name="T37">ful deletion of the stores,</text:span></text:p>
      <text:p text:style-name="P38"><text:tab/> -1 o<text:span text:style-name="T37">therwise</text:span></text:p>
      <text:p text:style-name="P38"/>
      <text:p text:style-name="P49">9. <text:span text:style-name="T30">int edit_namespace(char *namespace_path, namespace_dtl set_namespace);</text:span></text:p>
      <text:p text:style-name="P38">Function to edit the namespace <text:span text:style-name="T37">attributes.</text:span></text:p>
      <text:p text:style-name="P38">Input<text:span text:style-name="T37">s</text:span>: char *namespace_path - Path of the namespace</text:p>
      <text:p text:style-name="P38"><text:s text:c="8"/><text:tab/>namespace_dtl set_namespace - Contains namespace information to perform edit operation</text:p>
      <text:p text:style-name="P38">Output: Return<text:span text:style-name="T37">s</text:span> 0 on success,</text:p>
      <text:p text:style-name="P38"><text:tab/> -1 o<text:span text:style-name="T37">therwise</text:span></text:p>
      <text:p text:style-name="P38"/>
      <text:p text:style-name="P49">10. <text:span text:style-name="T30">namespace_dtl get_namespace_method(char *buffer, int *ret);</text:span></text:p>
      <text:p text:style-name="P38">Function to get the namespace configuration<text:span text:style-name="T38">s.</text:span></text:p>
      <text:p text:style-name="P38">Inpu<text:span text:style-name="T37">ts: </text:span>char *buffer - <text:span text:style-name="T39">Contains the contents of a particular namespace file</text:span></text:p>
      <text:p text:style-name="P38"><text:s text:c="8"/><text:tab/>int *ret - Return value 0 on success -1 on failure</text:p>
      <text:p text:style-name="P38">Output: namespace_dtl set_namespace - Contains namespace information<text:span text:style-name="T37">s</text:span></text:p>
      <text:p text:style-name="P38"/>
      <text:p text:style-name="P48">11. <text:span text:style-name="T30">int create_default_namespace(char *namespace_path);</text:span></text:p>
      <text:p text:style-name="P48"><text:span text:style-name="T30">Function to create the default namespace </text:span>with default configurations.</text:p>
      <text:p text:style-name="P38">Input: char *namespace_path - Path of the namespace.</text:p>
      <text:p text:style-name="P38"><text:soft-page-break/>Output: Return<text:span text:style-name="T73">s</text:span> 0 on success,</text:p>
      <text:p text:style-name="P38"><text:tab/> <text:s/>-<text:span text:style-name="T73">1 otherwise</text:span></text:p>
      <text:p text:style-name="P38"/>
      <text:p text:style-name="P38"/>
      <text:p text:style-name="P38"/>
      <text:p text:style-name="P107">OBJECT STORE</text:p>
      <text:p text:style-name="P77">Functions:</text:p>
      <text:p text:style-name="P39"/>
      <text:p text:style-name="P39">1. int insert_block_to_object(char *hash,vector_ptr list, char *store_path);</text:p>
      <text:p text:style-name="P39">Function to insert block to blockstore object. This function will create an object store with the name store_block under the specified directory,if it does not exist. Then it will create two nested directories inside this directory with first directory named with first two characters of the hash, and next directory with the next two characters of the hash value, if they are not present. <text:s/>Inside that directory it will create a file with the name same as the hash value, and stores the block contents present in the vector_ptr variable list. If any of the directory or the file itself is present before then it will not create them again. </text:p>
      <text:p text:style-name="P39">Inputs: vector_ptr list – Contains linked list of blocks</text:p>
      <text:p text:style-name="P39"><text:tab/>char *hash – Hash value of the <text:span text:style-name="T40">block</text:span></text:p>
      <text:p text:style-name="P39"><text:tab/><text:span text:style-name="T40">char *store_path – Path where the object store must be created</text:span></text:p>
      <text:p text:style-name="P39"><text:span text:style-name="T40">Output : Returns </text:span>0 if <text:span text:style-name="T40">success,</text:span></text:p>
      <text:p text:style-name="P39"><text:tab/> <text:s/>-<text:span text:style-name="T40">1 otherwise</text:span> </text:p>
      <text:p text:style-name="P39"/>
      <text:p text:style-name="P47">2. <text:span text:style-name="T41">char *get_block_from_object(char *hash, int *length, char *store_path</text:span>);</text:p>
      <text:p text:style-name="P47"><text:span text:style-name="T41">Function to get specific block from object </text:span>store based on the hash value.</text:p>
      <text:p text:style-name="P39"><text:span text:style-name="T40">Inputs</text:span>: char *hash - <text:span text:style-name="T40">H</text:span>ash <text:span text:style-name="T40">value </text:span>of <text:span text:style-name="T40">the </text:span>block, <text:span text:style-name="T40">which is to be retrieved from the object store</text:span></text:p>
      <text:p text:style-name="P39"><text:tab/><text:span text:style-name="T40">int *length – Length of the block retrieved</text:span></text:p>
      <text:p text:style-name="P39"><text:tab/><text:span text:style-name="T40">char *store_path – Directory path of the object store</text:span></text:p>
      <text:p text:style-name="P39"><text:span text:style-name="T40">Output</text:span>: <text:span text:style-name="T40">Character pointer containing the block of specified hash value</text:span></text:p>
      <text:p text:style-name="P39"/>
      <text:p text:style-name="P39"/>
      <text:p text:style-name="P39"/>
      <text:p text:style-name="P103"/>
      <text:p text:style-name="P119">PARSING</text:p>
      <text:p text:style-name="P76">Functions:</text:p>
      <text:p text:style-name="P41"/>
      <text:p text:style-name="P41">1. int hex_to_int(char digit);</text:p>
      <text:p text:style-name="P41">Function to convert hexadecimal digit to integer.</text:p>
      <text:p text:style-name="P41">Input: char digit – Hexadecimal value</text:p>
      <text:p text:style-name="P41">Output: Integer equivalent of the hexadecimal value digit</text:p>
      <text:p text:style-name="P41"/>
      <text:p text:style-name="P41">2. char *parse(DIGEST *digest, int len);</text:p>
      <text:p text:style-name="P41">Function to parse the hash byte char to hexadecimal hash value.</text:p>
      <text:p text:style-name="P41">Inputs: DIGEST *digest - Byte char of hash</text:p>
      <text:p text:style-name="P41"><text:tab/>int len – Length of the digest</text:p>
      <text:p text:style-name="P41">Output: Character pointer to the hexadecimal hash value</text:p>
      <text:p text:style-name="P41"/>
      <text:p text:style-name="P41">3. DIGEST *unparse(char *str, int len);</text:p>
      <text:p text:style-name="P41">Function to unparse the hexadecimal to byte char.</text:p>
      <text:p text:style-name="P41">Inputs: char *str - Hexadecimal hash value</text:p>
      <text:p text:style-name="P41"><text:tab/>int len – Length of str</text:p>
      <text:p text:style-name="P40">Output: Byte char of hash</text:p>
      <text:p text:style-name="P131"/>
      <text:p text:style-name="P131"/>
      <text:p text:style-name="P131"/>
      <text:p text:style-name="P131">RABIN KARP</text:p>
      <text:p text:style-name="P75">Functions:</text:p>
      <text:p text:style-name="P46"/>
      <text:p text:style-name="P46">1. y_uint32 calc_hash(char *buffer, y_uint32 *power, int *ret);</text:p>
      <text:p text:style-name="P46">Function to find the rolling hash of a particular window.</text:p>
      <text:p text:style-name="P46">Inputs: char* buffer - Buffer to store window content</text:p>
      <text:p text:style-name="P46"><text:s text:c="8"/><text:tab/>y_uint32 *power - Stores the value PRIME^window length</text:p>
      <text:p text:style-name="P46"><text:s text:c="8"/><text:tab/>int *ret - To return the status 0 on success, -1 on failure</text:p>
      <text:p text:style-name="P46">Output: y_uint32 hash_value - Rolling hash of a particular window</text:p>
      <text:p text:style-name="P46"/>
      <text:p text:style-name="P46">2. int get_remaining_buffer_content(char **remaining_buffer_content,</text:p>
      <text:p text:style-name="P46">char **remaining_window_content, ssize_t remaining_length, char **buffer, ssize_t start);</text:p>
      <text:p text:style-name="P46"><text:soft-page-break/>Function to keep track of the remaining contents of previous buffer when there is no match with fingerprint.</text:p>
      <text:p text:style-name="P46">Inputs: ssize_t remaining_length - Remaining length of the previous buffer</text:p>
      <text:p text:style-name="P46"><text:s text:c="8"/><text:tab/>char** remaining_buffer_content - Contains remaining content of the previous buffer</text:p>
      <text:p text:style-name="P46"><text:s text:c="8"/><text:tab/>char** remaining_window_content - Contains remaining content of the previous window</text:p>
      <text:p text:style-name="P46"><text:s text:c="8"/><text:tab/>char** buffer - Contains current buffer content</text:p>
      <text:p text:style-name="P46"><text:s text:c="8"/><text:tab/>ssize_t start - Starting offset of buffer</text:p>
      <text:p text:style-name="P46">Output: Returns 0 on success,</text:p>
      <text:p text:style-name="P46"><text:tab/> <text:s/>-1 otherwise</text:p>
      <text:p text:style-name="P46"/>
      <text:p text:style-name="P46">3. int get_chunk_buffer(ssize_t *remaining_content_incr, ssize_t *remaining_length,</text:p>
      <text:p text:style-name="P46"><text:s text:c="8"/>char **chunk_buffer, char **buffer, char **remaining_buffer_content,</text:p>
      <text:p text:style-name="P46"><text:s text:c="8"/>char **remaining_window_content, ssize_t start, ssize_t end,</text:p>
      <text:p text:style-name="P46"><text:s text:c="8"/>ssize_t slide_incr, int *chunk_length);</text:p>
      <text:p text:style-name="P46">Function to get the chunk when there is a match with the fingerprint</text:p>
      <text:p text:style-name="P46">Inputs: ssize_t* remaining_length - Remaining length of the previous buffer</text:p>
      <text:p text:style-name="P46"><text:s text:c="8"/><text:tab/>char** remaining_buffer_content - Contains remaining content of the previous buffer</text:p>
      <text:p text:style-name="P46"><text:s text:c="8"/><text:tab/>char** remaining_window_content - Contains remaining content of the previous window</text:p>
      <text:p text:style-name="P46"><text:s text:c="8"/><text:tab/>char** chunk_buffer - Holds the chunk content</text:p>
      <text:p text:style-name="P46"><text:s text:c="8"/><text:tab/>char** buffer - Contains current buffer content</text:p>
      <text:p text:style-name="P46"><text:s text:c="8"/><text:tab/>ssize_t start - Starting offset of buffer</text:p>
      <text:p text:style-name="P46"><text:s text:c="8"/><text:tab/>ssize_t end - Ending offset of bufferw</text:p>
      <text:p text:style-name="P46"><text:s text:c="8"/><text:tab/>ssize_t slide_incr - Keeps track of buffer sliding</text:p>
      <text:p text:style-name="P46"><text:s text:c="8"/><text:tab/>ssize_t* remaining_content_incr - Keeps track of sliding of the previous buffer</text:p>
      <text:p text:style-name="P46">Output: Returns 0 on success,</text:p>
      <text:p text:style-name="P46"><text:tab/> <text:s/>-1 otherwise</text:p>
      <text:p text:style-name="P46"/>
      <text:p text:style-name="P46">4. char *get_variable_chunk (int fd, int *ret, int *size,int *chunk_flag, int *chunk_length);</text:p>
      <text:p text:style-name="P46">Function to generate variable size chunk using rabin-karp.</text:p>
      <text:p text:style-name="P46">Inputs: int fd - File descriptor of file has that to be chuncked</text:p>
      <text:p text:style-name="P46"><text:s text:c="8"/><text:tab/>int *ret - Pointer to return 0 on success, -1 on failure</text:p>
      <text:p text:style-name="P46"><text:s text:c="8"/><text:tab/>int *chunk_flag - Pointer to notify the chunk</text:p>
      <text:p text:style-name="P46"><text:s text:c="8"/><text:tab/>int *size - Poniter to return remaining size of the file</text:p>
      <text:p text:style-name="P46">Output: Chunk to be returned</text:p>
      <text:p text:style-name="P46"/>
      <text:p text:style-name="P106"><text:soft-page-break/>RESTORE</text:p>
      <text:p text:style-name="P74">Functions:</text:p>
      <text:p text:style-name="P43"/>
      <text:p text:style-name="P43">1. int restorefile(char* path, char *store_path);</text:p>
      <text:p text:style-name="P43">Function to restore the file with the original contents of specified file which is already deduped <text:s/></text:p>
      <text:p text:style-name="P43">Inputs: char* path - Path of the file to be restored</text:p>
      <text:p text:style-name="P43"><text:tab/>char *store_path – Directory path of the stub file of the file to be restored</text:p>
      <text:p text:style-name="P43">Output: Returns 0 on successful restore of the file,</text:p>
      <text:p text:style-name="P43"><text:tab/> <text:s/>-1 otherwise</text:p>
      <text:p text:style-name="P43"/>
      <text:p text:style-name="P43">2. int restore_file(char *file_path, char *store_path);</text:p>
      <text:p text:style-name="P43">Function to search whether file path is present or not. <text:span text:style-name="T42">The file path will be searched against the catalog store entries, to find whether the file is already deduped or not.</text:span> If present it will call restorefile to restore the file.</text:p>
      <text:p text:style-name="P43">Inputs: char *file_path – Path of the file to be restored</text:p>
      <text:p text:style-name="P43"><text:tab/>char *store_path – Path of the stub store file</text:p>
      <text:p text:style-name="P43">Output: Returns 0 if the file path is present in the catalog file,</text:p>
      <text:p text:style-name="P42"><text:tab/> <text:s/>-1 otherwise</text:p>
      <text:p text:style-name="P132"/>
      <text:p text:style-name="P132"/>
      <text:p text:style-name="P132"/>
      <text:p text:style-name="P132">SHA1</text:p>
      <text:p text:style-name="P73">Function:</text:p>
      <text:p text:style-name="P45"/>
      <text:p text:style-name="P45">char* sha1(vector_ptr list);</text:p>
      <text:p text:style-name="P37">Function to implement and get the <text:span text:style-name="T43">SHA1</text:span> hash digest of the given chunk.</text:p>
      <text:p text:style-name="P37">Input: vector_ptr list – Linked list of the chunk, which is to be hashed</text:p>
      <text:p text:style-name="P37">Output: DIGEST – Holds the hash value of the given chunk</text:p>
      <text:p text:style-name="P37"/>
      <text:p text:style-name="P37"/>
      <text:p text:style-name="P37"/>
      <text:p text:style-name="P104"/>
      <text:p text:style-name="P120">STUB</text:p>
      <text:p text:style-name="P72">Functions:</text:p>
      <text:p text:style-name="P44"/>
      <text:p text:style-name="P44">1. int init_stub_store(char *path, char *filename, int *fd_stub);</text:p>
      <text:p text:style-name="P44">Function to create a stub file to the specified file, to hold the information required to restore the file.</text:p>
      <text:p text:style-name="P44">Inputs: char *path – Path where the stub file is to be created</text:p>
      <text:p text:style-name="P44"><text:tab/>char *filename – Name of the stub file</text:p>
      <text:p text:style-name="P44"><text:tab/>int *fd_stub – Pointer to the file descriptor of the created stub file</text:p>
      <text:p text:style-name="P44">Output: Returns 0 on successful creation of stub file,</text:p>
      <text:p text:style-name="P44"><text:tab/> <text:s/>-1 otherwise</text:p>
      <text:p text:style-name="P44"/>
      <text:p text:style-name="P44">2. int delete_stub_store(char *path, char *filename);</text:p>
      <text:p text:style-name="P44">Function to delete the stub file of the specified file.</text:p>
      <text:p text:style-name="P44">Inputs: char *path – Path of the stub store</text:p>
      <text:p text:style-name="P44"><text:tab/>char *filename – Name of the stub file to be deleted</text:p>
      <text:p text:style-name="P44">Output: Returns 0 on successful deletion of the stub file,</text:p>
      <text:p text:style-name="P44"><text:tab/> <text:s/>-1 otherwise</text:p>
      <text:p text:style-name="P44"/>
      <text:p text:style-name="P44">3. int write_to_stub(char buff[], size_t length, int fd_stub, int b_offset, int e_offset);</text:p>
      <text:p text:style-name="P44">Function to write contents into the stub file. The stub file will contain the hash value, length of the hash, beginning offset of the block in the block store, and the ending offset.</text:p>
      <text:p text:style-name="P44">Inputs: char buff[] - Contains the hash value</text:p>
      <text:p text:style-name="P44"><text:tab/>size_t length – Length of the hash value</text:p>
      <text:p text:style-name="P44"><text:tab/>int fd_stub – File descriptor of the stub file, where the contents to be stored</text:p>
      <text:p text:style-name="P44"><text:tab/>int b_offset – Beginning offset of the block in the block store</text:p>
      <text:p text:style-name="P44"><text:tab/>int e_offset – Ending offset of the block in block store</text:p>
      <text:p text:style-name="P44">Output: <text:span text:style-name="T44">Returns 0 on successful insertion of the contents into the stub file,</text:span></text:p>
      <text:p text:style-name="P44"><text:tab/> <text:s/>-<text:span text:style-name="T44">1 otherwise</text:span></text:p>
      <text:p text:style-name="P44"/>
      <text:p text:style-name="P44"/>
      <text:p text:style-name="P44"/>
      <text:p text:style-name="P105"/>
      <text:p text:style-name="P121">VECTOR</text:p>
      <text:p text:style-name="P71">Functions:</text:p>
      <text:p text:style-name="P44"/>
      <text:p text:style-name="P1">1. vector_ptr getnode();</text:p>
      <text:p text:style-name="P1">Function to create a new node of type vector_ptr, to hold a block</text:p>
      <text:p text:style-name="P1">Input: void</text:p>
      <text:p text:style-name="P1">Output: vector_ptr - New node of type vector_ptr</text:p>
      <text:p text:style-name="P1"/>
      <text:p text:style-name="P1">2. vector_ptr insert_vector_element(void *data, vector_ptr list, int *ret, int length);</text:p>
      <text:p text:style-name="P1">Function to insert buffer containing the block, to vector.</text:p>
      <text:p text:style-name="P1">Inputs: void *data - Holds the buffer content</text:p>
      <text:p text:style-name="P1"><text:tab/>vector_ptr list - Vector to store the buffer contents</text:p>
      <text:p text:style-name="P1"><text:s text:c="8"/><text:tab/>int *ret - Returns the exit status</text:p>
      <text:p text:style-name="P1">Output: vector_ptr - Vector containing the buffer contents</text:p>
      <text:p text:style-name="P1"/>
      <text:p text:style-name="P1"/>
      <text:p text:style-name="P1"/>
      <text:p text:style-name="P98">LEVELDB</text:p>
      <text:p text:style-name="P67">Functions:</text:p>
      <text:p text:style-name="P2"/>
      <text:p text:style-name="P3">1. int write_to_db(char *key, char *value);</text:p>
      <text:p text:style-name="P3">Function to write key value pair to leveldb</text:p>
      <text:p text:style-name="P3">Inputs: char *key - Segment id</text:p>
      <text:p text:style-name="P3"><text:s text:c="8"/><text:tab/>char *value – Contains 20 minhashes of specified segment, which has to be written to <text:tab/><text:tab/><text:tab/> <text:s text:c="10"/>leveldb</text:p>
      <text:p text:style-name="P3">Output: Returns 0 on successful insertion of contents to leveldb,</text:p>
      <text:p text:style-name="P3"><text:tab/> <text:s/>-1 otherwise</text:p>
      <text:p text:style-name="P3"/>
      <text:p text:style-name="P3">2. int read_from_db(char *key, MIN_HASH min_hash[20], leveldb_t *db);</text:p>
      <text:p text:style-name="P3">Function to read value pair form leveldb</text:p>
      <text:p text:style-name="P3">Inputs: char *key - Segment id</text:p>
      <text:p text:style-name="P3"><text:tab/>MIN_HASH min_hash[20] – Array of 20 elements to hold the minhashes of specified <text:tab/><text:tab/><text:tab/><text:tab/><text:tab/><text:tab/>segment</text:p>
      <text:p text:style-name="P3"><text:tab/><text:span text:style-name="T46">leveldb_t *db – Pointer to the leveldb object, from which the contents need to be retrieved</text:span></text:p>
      <text:p text:style-name="P3">Output: <text:span text:style-name="T47">Returns 0 on success,</text:span></text:p>
      <text:p text:style-name="P3"><text:soft-page-break/><text:tab/> <text:s/>-<text:span text:style-name="T47">1 otherwise</text:span></text:p>
      <text:p text:style-name="P3"/>
      <text:p text:style-name="P5">3. <text:span text:style-name="T45">int delete_from_db(char *key);</text:span></text:p>
      <text:p text:style-name="P3">Function to delete <text:span text:style-name="T48">all the entries of minhashes of specified segment from the leveldb.</text:span></text:p>
      <text:p text:style-name="P3">Input: char *key - Segment id</text:p>
      <text:p text:style-name="P3">Output: <text:span text:style-name="T49">Returns 0 on successful deletion of the entries,</text:span></text:p>
      <text:p text:style-name="P3"><text:tab/> <text:s/>-<text:span text:style-name="T49">1 otherwise</text:span></text:p>
      <text:p text:style-name="P3"/>
      <text:p text:style-name="P6">4. <text:span text:style-name="T45">int destroy_db();</text:span></text:p>
      <text:p text:style-name="P6"><text:span text:style-name="T45">Function to </text:span>delete the entire leveldb</text:p>
      <text:p text:style-name="P3">Input: void</text:p>
      <text:p text:style-name="P3">Output: <text:span text:style-name="T49">Returns 0 on success,</text:span></text:p>
      <text:p text:style-name="P3"><text:tab/> <text:s/>-<text:span text:style-name="T49">1 otherwise</text:span></text:p>
      <text:p text:style-name="P3"/>
      <text:p text:style-name="P6">5. <text:span text:style-name="T45">int similarity_of_minhash(MIN_HASH min_hash[20], <text:s/>int *per_of_similarity,</text:span></text:p>
      <text:p text:style-name="P4">char **high_similarity_seg, int *high_seg_len);</text:p>
      <text:p text:style-name="P4">Function to find similarity between segments and return the highest similarity segment and the percentage of similarity, which is used in case of minhash type of deduplication.</text:p>
      <text:p text:style-name="P3">Input<text:span text:style-name="T50">s</text:span>: MIN_HASH min_hash[20] – Minhash<text:span text:style-name="T50">es </text:span>of <text:span text:style-name="T50">the</text:span> segment, <text:span text:style-name="T50">which need to be compared with <text:tab/><text:tab/><text:tab/><text:tab/><text:tab/> <text:s/>other segments for similarity</text:span></text:p>
      <text:p text:style-name="P3"><text:s text:c="8"/><text:tab/>int *per_of_similarity - <text:span text:style-name="T50">Pointer to hold the highest p</text:span>ercentage of similarity between <text:tab/><text:tab/><text:tab/><text:tab/><text:tab/> <text:s text:c="2"/>segments</text:p>
      <text:p text:style-name="P4"><text:tab/>char **high_similarity_seg – <text:span text:style-name="T50">Holds the segment id which has highest similarity</text:span></text:p>
      <text:p text:style-name="P4"><text:tab/> int *high_seg_len – <text:span text:style-name="T50">Holds the length of the highest similarity segment's segment id</text:span></text:p>
      <text:p text:style-name="P3">Output: <text:span text:style-name="T50">Returns 0 on success,</text:span></text:p>
      <text:p text:style-name="P3"><text:tab/> <text:s/>-<text:span text:style-name="T50">1 otherwise</text:span></text:p>
      <text:p text:style-name="P3"/>
      <text:p text:style-name="P7">6. <text:span text:style-name="T45">int last_seg();</text:span></text:p>
      <text:p text:style-name="P7">Function to find the highest index value of the segment from the leveldb, to name the next segment.</text:p>
      <text:p text:style-name="P7">Input: void</text:p>
      <text:p text:style-name="P7">Output: Returns the highest index value of the segment from leveldb on success</text:p>
      <text:p text:style-name="P7"><text:tab/>-1 otherwise</text:p>
      <text:p text:style-name="P7"/>
      <text:p text:style-name="P7"/>
      <text:p text:style-name="P133"/>
      <text:p text:style-name="P136">MIN HASH</text:p>
      <text:p text:style-name="P68">Functions:</text:p>
      <text:p text:style-name="P8"/>
      <text:p text:style-name="P9">1. int cal_minhash (DIGEST *digest, int hash_length, int seg_length, int chunk_count, int size, int count, int threshold_similarity, namespace_dtl namespace_input, char *seg_name,</text:p>
      <text:p text:style-name="P9">char **high_similarity_seg, int *similarity, int *high_seg_len);</text:p>
      <text:p text:style-name="P9">Function to generate minhashes by comparing the previous minhashes against the current digest's minhash value, and store the minimum among them. <text:span text:style-name="T54">This is the default way of finding the minhashes.</text:span></text:p>
      <text:p text:style-name="P9">Input<text:span text:style-name="T52">s</text:span>: DIGEST *digest - Digest of chunk</text:p>
      <text:p text:style-name="P9"><text:s text:c="8"/><text:tab/>int hash_length - Length of the hash</text:p>
      <text:p text:style-name="P9"><text:s text:c="8"/><text:tab/>int seg_length - Number of chunks per segment</text:p>
      <text:p text:style-name="P9"><text:s text:c="8"/><text:tab/>int chunk_count - Number of chunks</text:p>
      <text:p text:style-name="P9"><text:s text:c="8"/><text:tab/>int size - Size of the file</text:p>
      <text:p text:style-name="P9"><text:s text:c="8"/><text:tab/>int count - <text:span text:style-name="T57">K</text:span>eeps track of segment id</text:p>
      <text:p text:style-name="P9"><text:s text:c="8"/><text:tab/>int threshold_similarity - Percentage of similarity between segments</text:p>
      <text:p text:style-name="P10"><text:tab/>namespace_dtl namespace_input – <text:span text:style-name="T53">Holds the namespace used for deduplication</text:span></text:p>
      <text:p text:style-name="P10"><text:tab/>char *seg_name – <text:span text:style-name="T53">Name of the newly generated segment</text:span></text:p>
      <text:p text:style-name="P10"><text:tab/>char **high_similarity_seg – <text:span text:style-name="T53">Pointer to hold the name of the high similarity segment</text:span></text:p>
      <text:p text:style-name="P10"><text:tab/>int *similarity – <text:span text:style-name="T53">Pointer to hold the highest percentage of similarity</text:span></text:p>
      <text:p text:style-name="P10"><text:tab/>int *high_seg_len – <text:span text:style-name="T53">Pointer to hold the length of the highest similarity segment's id</text:span></text:p>
      <text:p text:style-name="P9">Output: <text:span text:style-name="T53">Returns 0 on success,</text:span></text:p>
      <text:p text:style-name="P9"><text:tab/> <text:s/>-<text:span text:style-name="T53">1 otherwise</text:span></text:p>
      <text:p text:style-name="P9"/>
      <text:p text:style-name="P15">2. int xor_minhash (DIGEST *digest, int hash_length, int seg_length, int chunk_count, int size, int count, int no_of_prime, int threshold_similarity, namespace_dtl namespace_input, char *seg_name, <text:span text:style-name="T51">char **high_similarity_seg, int *similarity, </text:span>int *high_seg_len, );</text:p>
      <text:p text:style-name="P14">Function to generate minhash using XOR. <text:span text:style-name="T55">This method will generate the minhasehs by XORing a hash value with some specified number of prime numbers. This will also store only the minimum among them.</text:span></text:p>
      <text:p text:style-name="P13">Input<text:span text:style-name="T55">s</text:span>: DIGEST *digest - Digest of chunk</text:p>
      <text:p text:style-name="P13"><text:s text:c="8"/><text:tab/>int hash_length - Length of the hash</text:p>
      <text:p text:style-name="P13"><text:s text:c="8"/><text:tab/>Int seg_length - Number of chunks per segment</text:p>
      <text:p text:style-name="P13"><text:s text:c="8"/><text:tab/>int chunk_count - <text:span text:style-name="T55">N</text:span>umber of chunks</text:p>
      <text:p text:style-name="P13"><text:s text:c="8"/><text:tab/>int size - Size of the file</text:p>
      <text:p text:style-name="P13"><text:soft-page-break/><text:s text:c="8"/><text:tab/>int count - <text:s/><text:span text:style-name="T55">K</text:span>eeps track of segment id</text:p>
      <text:p text:style-name="P13"><text:s text:c="8"/><text:tab/>int no_of_prime – <text:span text:style-name="T55">Total number</text:span> of prime<text:span text:style-name="T55">s</text:span></text:p>
      <text:p text:style-name="P15"><text:tab/><text:span text:style-name="T51">int threshold_similarity - Percentage of similarity between segments</text:span></text:p>
      <text:p text:style-name="P11"><text:tab/>namespace_dtl namespace_input – <text:span text:style-name="T53">Holds the namespace used for deduplication</text:span></text:p>
      <text:p text:style-name="P11"><text:tab/>char *seg_name – <text:span text:style-name="T53">Name of the newly generated segment</text:span></text:p>
      <text:p text:style-name="P11"><text:tab/>char **high_similarity_seg – <text:span text:style-name="T53">Pointer to hold the name of the high similarity segment</text:span></text:p>
      <text:p text:style-name="P11"><text:tab/>int *similarity – <text:span text:style-name="T53">Pointer to hold the highest percentage of similarity</text:span></text:p>
      <text:p text:style-name="P11"><text:tab/>int *high_seg_len – <text:span text:style-name="T53">Pointer to hold the length of the highest similarity segment's id</text:span></text:p>
      <text:p text:style-name="P13">Output: <text:span text:style-name="T56">Returns 0 on success,</text:span></text:p>
      <text:p text:style-name="P13"><text:tab/> <text:s/>-<text:span text:style-name="T56">1 otherwise</text:span></text:p>
      <text:p text:style-name="P13"/>
      <text:p text:style-name="P17">3. int insert_into_segment(vector_ptr list, int *chunk_count, DIGEST *digest, int hash_length, int seg_length, int *count, int size, int threshold_similarity, int no_of_prime, char *type, namespace_dtl namespace_input, int length, char **high_similarity_seg, int *similarity, int *high_seg_len);</text:p>
      <text:p text:style-name="P17">/*Function to insert chunks to segments.</text:p>
      <text:p text:style-name="P17">Input: vector_ptr list - Buffer containing block</text:p>
      <text:p text:style-name="P17"><text:s text:c="8"/><text:tab/>DIGEST *digest - Digest of chunk</text:p>
      <text:p text:style-name="P17"><text:s text:c="8"/><text:tab/>int hash_length - Length of the hash</text:p>
      <text:p text:style-name="P17"><text:s text:c="8"/><text:tab/>int seg_length - Number of chunks per segment</text:p>
      <text:p text:style-name="P17"><text:s text:c="8"/><text:tab/>int *chunk_count - Number of chunks</text:p>
      <text:p text:style-name="P17"><text:s text:c="8"/><text:tab/>int size - Size of the file</text:p>
      <text:p text:style-name="P17"><text:s text:c="8"/><text:tab/>int *count - <text:span text:style-name="T58">K</text:span>eeps track of segment id</text:p>
      <text:p text:style-name="P17"><text:s text:c="8"/><text:tab/>int fd_stub - File <text:span text:style-name="T59">descriptor</text:span> of stub</text:p>
      <text:p text:style-name="P17"><text:s text:c="8"/><text:tab/>int threshold_similarity - Percentage of similarity between segments</text:p>
      <text:p text:style-name="P12"><text:tab/>namespace_dtl namespace_input – <text:span text:style-name="T53">Holds the namespace used for deduplication</text:span></text:p>
      <text:p text:style-name="P12"><text:tab/><text:span text:style-name="T59">int length – Length of the chunk</text:span></text:p>
      <text:p text:style-name="P12"><text:tab/>char **high_similarity_seg – <text:span text:style-name="T53">Pointer to hold the name of the high similarity segment</text:span></text:p>
      <text:p text:style-name="P12"><text:tab/>int *similarity – <text:span text:style-name="T53">Pointer to hold the highest percentage of similarity</text:span></text:p>
      <text:p text:style-name="P12"><text:tab/>int *high_seg_len – <text:span text:style-name="T53">Pointer to hold the length of the highest similarity segment's id</text:span></text:p>
      <text:p text:style-name="P16">Output: <text:span text:style-name="T56">Returns 0 on success,</text:span></text:p>
      <text:p text:style-name="P16"><text:tab/> <text:s/>-<text:span text:style-name="T56">1 otherwise</text:span></text:p>
      <text:p text:style-name="P16"/>
      <text:p text:style-name="P18">4. int search_hash(char *hash, int fd_hash);</text:p>
      <text:p text:style-name="P18"><text:s/>Function to check whether a hash is present in hash store or not. <text:span text:style-name="T60">This function is used for inner deduplication.</text:span></text:p>
      <text:p text:style-name="P18"><text:soft-page-break/>Inputs: char *hash – Hash value which is to be searched\</text:p>
      <text:p text:style-name="P18"><text:tab/>int fd_hash – Hash file descriptor</text:p>
      <text:p text:style-name="P18">Output: Returns 0 if hash is present in the hash store,</text:p>
      <text:p text:style-name="P18"><text:tab/> <text:s/>-1 otherwise</text:p>
      <text:p text:style-name="P18"/>
      <text:p text:style-name="P20">5. <text:span text:style-name="T61">int min_hash(namespace_dtl namespace_input, char *path, minhash_config minhash_config_dtl);</text:span></text:p>
      <text:p text:style-name="P21">Function to get chunk and minhash of segment. This function will call the calc_minhash or xor_minhash based on the type of minhash specified.</text:p>
      <text:p text:style-name="P21">Inputs: namespace_dtl namespace_input - <text:s/>Namespace used for deduplicatio<text:span text:style-name="T63">n</text:span></text:p>
      <text:p text:style-name="P21"><text:tab/>char *path – Path of the file to be deduped</text:p>
      <text:p text:style-name="P21"><text:tab/>minhash_config minhash_config_dtl – Configuration details for <text:s/>minhash <text:span text:style-name="T62">dedup</text:span></text:p>
      <text:p text:style-name="P21">Output: <text:span text:style-name="T64">Returns 0 on succes,</text:span></text:p>
      <text:p text:style-name="P21"><text:tab/> <text:s/>-<text:span text:style-name="T64">1 otherwise</text:span></text:p>
      <text:p text:style-name="P21"/>
      <text:p text:style-name="P21"/>
      <text:p text:style-name="P21"/>
      <text:p text:style-name="P99">MINHASH STUB</text:p>
      <text:p text:style-name="P69">Functions:</text:p>
      <text:p text:style-name="P22"/>
      <text:p text:style-name="P22">1. int init_minhash_stub(char *path, char *filename, int *fd_stub);</text:p>
      <text:p text:style-name="P22">Function to create a minhash stub file</text:p>
      <text:p text:style-name="P23">Input<text:span text:style-name="T65">s</text:span>: c<text:span text:style-name="T65">har *path – Directory path where the stub file need to be created</text:span></text:p>
      <text:p text:style-name="P23"><text:tab/><text:span text:style-name="T65">char *filename – Name of the stub file</text:span></text:p>
      <text:p text:style-name="P23"><text:tab/>int fd_stub – <text:span text:style-name="T65">Pointer to hold the created stub file's descriptor</text:span></text:p>
      <text:p text:style-name="P23">Output: <text:span text:style-name="T65">Returns 0 on successful creation of the file,</text:span></text:p>
      <text:p text:style-name="P23"><text:tab/> <text:s/>-<text:span text:style-name="T65">1 otherwise</text:span></text:p>
      <text:p text:style-name="P23"/>
      <text:p text:style-name="P24">2. <text:span text:style-name="T66">int get_minhash_offset(char *hash, int fd_hash);</text:span></text:p>
      <text:p text:style-name="P25">Function <text:span text:style-name="T67">to get the offset of the block in the block store of specified hash, if the hash is present in the hash store.</text:span></text:p>
      <text:p text:style-name="P19">Inputs: char *hash – Hash value which is to be searched\</text:p>
      <text:p text:style-name="P19"><text:tab/>int fd_hash – Hash file descriptor</text:p>
      <text:p text:style-name="P19">Output: Returns <text:span text:style-name="T68">offset of the block,</text:span> if hash is present in the hash store,</text:p>
      <text:p text:style-name="P19"><text:tab/> <text:s/>-1 otherwise</text:p>
      <text:p text:style-name="P19"/>
      <text:p text:style-name="P27"><text:soft-page-break/>3. char* get_minhash_block(int pos, int fd_block, int *l);</text:p>
      <text:p text:style-name="P27">Function to get the block from blockstore.</text:p>
      <text:p text:style-name="P26">Input<text:span text:style-name="T69">s</text:span>: int pos – <text:span text:style-name="T69">Offset of the block in the block store</text:span></text:p>
      <text:p text:style-name="P26"><text:tab/><text:span text:style-name="T69">int *l – Pointer to hold the length of the block</text:span></text:p>
      <text:p text:style-name="P26">Output: <text:span text:style-name="T69">Returns the block on success,</text:span></text:p>
      <text:p text:style-name="P26"><text:tab/> <text:s/><text:span text:style-name="T69">NULL otherwise</text:span></text:p>
      <text:p text:style-name="P26"/>
      <text:p text:style-name="P28">4. int write_to_minhash_stub(void *buff, char *high_similarity_seg, int threshold_similarity,</text:p>
      <text:p text:style-name="P28">int similarity, int fd_stub,int buff_counter, <text:s/>int high_seg_len, char *store_path);</text:p>
      <text:p text:style-name="P30">Function to write the contents (segment id length, segment id, hash length, hash, beginning offset, ending offset) <text:s/>to minhash stub file, which is used for restoring.</text:p>
      <text:p text:style-name="P30">Inputs: <text:span text:style-name="T71">void *buff – </text:span>Contains the contents to be written to the stub</text:p>
      <text:p text:style-name="P30"><text:span text:style-name="T71"><text:tab/>char *high_similarity_seg – </text:span>Pointer to store the high similarity segment name</text:p>
      <text:p text:style-name="P30"><text:span text:style-name="T71"><text:tab/>int threshold_similarity – </text:span>Percentage of similarity required</text:p>
      <text:p text:style-name="P29"><text:tab/>int similarity – <text:span text:style-name="T70">Percentage of similarity found</text:span></text:p>
      <text:p text:style-name="P29"><text:tab/>int fd_stub – <text:span text:style-name="T70">Descriptor of the stub file</text:span></text:p>
      <text:p text:style-name="P29"><text:tab/>int buff_counter – <text:span text:style-name="T70">Length of the buffer</text:span></text:p>
      <text:p text:style-name="P29"><text:tab/>int high_seg_len – <text:span text:style-name="T70">Length of the high similarity segment's id</text:span></text:p>
      <text:p text:style-name="P29"><text:tab/>char *store_path – <text:span text:style-name="T70">Path of the store files</text:span></text:p>
      <text:p text:style-name="P31">Output: Returns 0 on success,</text:p>
      <text:p text:style-name="P31"><text:tab/> <text:s/>-1 otherwise</text:p>
      <text:p text:style-name="P31"/>
      <text:p text:style-name="P31">5. <text:span text:style-name="T72">int delete_minhash_stub(char *path, char *filename);</text:span></text:p>
      <text:p text:style-name="P32">Function to delete a stub file.</text:p>
      <text:p text:style-name="P32">Inputs: char *path – Directory path of the stub file</text:p>
      <text:p text:style-name="P32"><text:tab/>char *filename – Name of the stub file</text:p>
      <text:p text:style-name="P32">Output: Returns 0 on successful deletion of the file,</text:p>
      <text:p text:style-name="P32"><text:tab/> <text:s/>-1 otherwise</text:p>
      <text:p text:style-name="P32"/>
      <text:p text:style-name="P32"/>
      <text:p text:style-name="P32"/>
      <text:p text:style-name="P32"/>
      <text:p text:style-name="P100"/>
      <text:p text:style-name="P122">MINHASH RESTORE</text:p>
      <text:p text:style-name="P70">Function:</text:p>
      <text:p text:style-name="P33"/>
      <text:p text:style-name="P33">int minhash_restore(char *path);</text:p>
      <text:p text:style-name="P33">Function to restore a file which is deduped using minhash method</text:p>
      <text:p text:style-name="P34">Inputs: char *path – Path of the file to be restored. If the file is already deduped, then only it can be <text:tab/>restored</text:p>
      <text:p text:style-name="P34">Output: Returns 0 if the file is restored successfully,</text:p>
      <text:p text:style-name="P34"><text:tab/> <text:s/>-1 otherwise</text:p>
      <text:p text:style-name="P124">CONCLUSION</text:p>
      <text:p text:style-name="P89"/>
      <text:p text:style-name="P91">“YADL” is a Linux based library which is easy to understand having simple User Interface. Using this library <text:span text:style-name="T74">we can</text:span> save storage space by saving only one instance of <text:span text:style-name="T74">the</text:span> data and removing redundant data by having pointer to original data. It is a unique and efficient library designed with the latest technology. This Library is mainly developed for the people who need to save their storage space in case of redundant data. It helps user to reduce total cost of ownership (TCO) in case of network and storage. It can also be used for backup/archive, disaster recovery and replication at local/remote le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Source Han Sans CN Normal" svg:font-family="'Source Han Sans CN Norm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ource Han Sans CN Normal" style:font-size-asian="12pt" style:language-asian="zh" style:country-asian="CN" style:font-name-complex="Lohit Devanagari"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lr-tb"/>
      <style:text-properties style:use-window-font-color="true" style:font-name="Liberation Serif" fo:font-size="12pt" fo:language="en" fo:country="IN" style:letter-kerning="true" style:font-name-asian="Source Han Sans CN Normal"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Standard" style:next-style-name="Standard" style:default-outline-level="5" style:list-style-name="" style:class="text">
      <style:paragraph-properties fo:margin-left="0.635cm" fo:margin-right="0cm" fo:text-align="center" style:justify-single-word="false" fo:text-indent="0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text-align="center" style:justify-single-word="false" fo:text-indent="0cm" style:auto-text-indent="false" fo:keep-with-next="always"/>
      <style:text-properties style:text-underline-style="solid" style:text-underline-width="auto" style:text-underline-color="font-color"/>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fo:font-weight="bold" style:font-size-asian="14pt"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orphans="2" fo:widows="2" fo:hyphenation-ladder-count="no-limit" fo:text-indent="0cm" style:auto-text-indent="false" style:vertical-align="auto"/>
      <style:text-properties style:font-name="Calibri" fo:font-family="Calibri" style:font-family-generic="roman" style:font-pitch="variable" fo:font-size="11pt" style:letter-kerning="false" style:font-name-asian="Source Han Sans CN Normal" style:font-family-asian="'Source Han Sans CN Normal'" style:font-family-generic-asian="system" style:font-pitch-asian="variable" style:font-size-asian="11pt" style:language-asian="en" style:country-asian="IN" style:font-name-complex="Lohit Devanagari" style:font-family-complex="'Lohit Devanagari'" style:font-family-generic-complex="system" style:font-pitch-complex="variable" style:font-size-complex="11pt"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WW8Num11z0"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kku</meta:initial-creator>
    <meta:editing-cycles>93</meta:editing-cycles>
    <meta:creation-date>2015-11-11T10:10:00</meta:creation-date>
    <dc:date>2015-11-17T21:37:52.318120940</dc:date>
    <meta:editing-duration>PT3H24M52S</meta:editing-duration>
    <meta:generator>LibreOffice/4.3.7.2$Linux_X86_64 LibreOffice_project/430$Build-2</meta:generator>
    <meta:document-statistic meta:table-count="0" meta:image-count="0" meta:object-count="0" meta:page-count="25" meta:paragraph-count="517" meta:word-count="4428" meta:character-count="28893" meta:non-whitespace-character-count="240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